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3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shapes>
          <draw:frame draw:z-index="0" draw:style-name="gr1" draw:text-style-name="P1" svg:width="28.506cm" svg:height="12.812cm" svg:x="20.107cm" svg:y="0.693cm">
            <draw:object draw:notify-on-update-of-ranges="Victim.A2:Victim.A35 Victim.B1:Victim.B1 Victim.B2:Victim.B35 Victim.C1:Victim.C1 Victim.C2:Victim.C35 Victim.D1:Victim.D1 Victim.D2:Victim.D35 Victim.E1:Victim.E1 Victim.E2:Victim.E35 Victim.F1:Victim.F1 Victim.F2:Victim.F35 Victim.G1:Victim.G1 Victim.G2:Victim.G35 Victim.H1:Victim.H1 Victim.H2:Victim.H35 Victim.I1:Victim.I1 Victim.I2:Victim.I35 Victim.J1:Victim.J1 Victim.J2:Victim.J35 Victim.K1:Victim.K1 Victim.K2:Victim.K35 Victim.L1:Victim.L1 Victim.L2:Victim.L35 Victim.M1:Victim.M1 Victim.M2:Victim.M35 Victim.N1:Victim.N1 Victim.N2:Victim.N35 Victim.O1:Victim.O1 Victim.O2:Victim.O35 Victim.P1:Victim.P1 Victim.P2:Victim.P35 Victim.Q1:Victim.Q1 Victim.Q2:Victim.Q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ce3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072553-1.txt</text:p>
          </table:table-cell>
          <table:table-cell table:style-name="ce1" office:value-type="string">
            <text:p>stat-140325-073043-2.txt</text:p>
          </table:table-cell>
          <table:table-cell table:style-name="ce1" office:value-type="string">
            <text:p>stat-140325-073643-3.txt</text:p>
          </table:table-cell>
          <table:table-cell table:style-name="ce1" office:value-type="string">
            <text:p>stat-140325-073933-4.txt</text:p>
          </table:table-cell>
          <table:table-cell table:style-name="ce1" office:value-type="string">
            <text:p>stat-140325-074602-5.txt</text:p>
          </table:table-cell>
          <table:table-cell table:style-name="ce1" office:value-type="string">
            <text:p>stat-140325-074909-6.txt</text:p>
          </table:table-cell>
          <table:table-cell table:style-name="ce1" office:value-type="string">
            <text:p>stat-140325-075536-7.txt</text:p>
          </table:table-cell>
          <table:table-cell table:style-name="ce1" office:value-type="string">
            <text:p>stat-140325-080500-8.txt</text:p>
          </table:table-cell>
          <table:table-cell table:style-name="ce1" office:value-type="string">
            <text:p>stat-140325-080750-9.txt</text:p>
          </table:table-cell>
          <table:table-cell table:style-name="ce1" office:value-type="string">
            <text:p>stat-140325-081057-10.txt</text:p>
          </table:table-cell>
          <table:table-cell table:style-name="ce1" office:value-type="string">
            <text:p>stat-140325-081422-11.txt</text:p>
          </table:table-cell>
          <table:table-cell table:style-name="ce1" office:value-type="string">
            <text:p>stat-140325-081744-12.txt</text:p>
          </table:table-cell>
          <table:table-cell table:style-name="ce1" office:value-type="string">
            <text:p>stat-140325-082111-13.txt</text:p>
          </table:table-cell>
          <table:table-cell table:style-name="ce1" office:value-type="string">
            <text:p>stat-140326-121557-14.txt</text:p>
          </table:table-cell>
          <table:table-cell table:style-name="ce1" office:value-type="string">
            <text:p>stat-140326-121911-15.txt</text:p>
          </table:table-cell>
          <table:table-cell table:style-name="ce1" office:value-type="string">
            <text:p>stat-140326-122246-16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2:.Q2])" office:value-type="float" office:value="2.5625">
            <text:p>2,5625</text:p>
          </table:table-cell>
          <table:table-cell table:formula="of:=STDEVPA([.B2:.Q2])" office:value-type="float" office:value="1.05881714663109">
            <text:p>1,0588171466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:.Q3])" office:value-type="float" office:value="0.375">
            <text:p>0,375</text:p>
          </table:table-cell>
          <table:table-cell table:formula="of:=STDEVPA([.B3:.Q3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4:.Q4])" office:value-type="float" office:value="0.25">
            <text:p>0,25</text:p>
          </table:table-cell>
          <table:table-cell table:formula="of:=STDEVPA([.B4:.Q4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formula="of:=AVERAGE([.B5:.Q5])" office:value-type="float" office:value="1.4375">
            <text:p>1,4375</text:p>
          </table:table-cell>
          <table:table-cell table:formula="of:=STDEVPA([.B5:.Q5])" office:value-type="float" office:value="1.11628569371823">
            <text:p>1,1162856937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6:.Q6])" office:value-type="float" office:value="5.875">
            <text:p>5,875</text:p>
          </table:table-cell>
          <table:table-cell table:formula="of:=STDEVPA([.B6:.Q6])" office:value-type="float" office:value="1.31695671910659">
            <text:p>1,3169567191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7:.Q7])" office:value-type="float" office:value="1.375">
            <text:p>1,375</text:p>
          </table:table-cell>
          <table:table-cell table:formula="of:=STDEVPA([.B7:.Q7])" office:value-type="float" office:value="1.1659223816361">
            <text:p>1,1659223816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8:.Q8])" office:value-type="float" office:value="0.125">
            <text:p>0,125</text:p>
          </table:table-cell>
          <table:table-cell table:formula="of:=STDEVPA([.B8:.Q8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formula="of:=AVERAGE([.B9:.Q9])" office:value-type="float" office:value="0">
            <text:p>0</text:p>
          </table:table-cell>
          <table:table-cell table:formula="of:=STDEVPA([.B9:.Q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table:formula="of:=AVERAGE([.B10:.Q10])" office:value-type="float" office:value="0">
            <text:p>0</text:p>
          </table:table-cell>
          <table:table-cell table:formula="of:=STDEVPA([.B10:.Q1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1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AVERAGE([.B11:.Q11])" office:value-type="float" office:value="1.875">
            <text:p>1,875</text:p>
          </table:table-cell>
          <table:table-cell table:formula="of:=STDEVPA([.B11:.Q11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2:.Q12])" office:value-type="float" office:value="0.125">
            <text:p>0,125</text:p>
          </table:table-cell>
          <table:table-cell table:formula="of:=STDEVPA([.B12:.Q12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table:formula="of:=AVERAGE([.B13:.Q13])" office:value-type="float" office:value="0">
            <text:p>0</text:p>
          </table:table-cell>
          <table:table-cell table:formula="of:=STDEVPA([.B13:.Q1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number-columns-repeated="16" office:value-type="float" office:value="0">
            <text:p>0</text:p>
          </table:table-cell>
          <table:table-cell table:formula="of:=AVERAGE([.B14:.Q14])" office:value-type="float" office:value="0">
            <text:p>0</text:p>
          </table:table-cell>
          <table:table-cell table:formula="of:=STDEVPA([.B14:.Q1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table:formula="of:=AVERAGE([.B15:.Q15])" office:value-type="float" office:value="28.625">
            <text:p>28,625</text:p>
          </table:table-cell>
          <table:table-cell table:formula="of:=STDEVPA([.B15:.Q15])" office:value-type="float" office:value="33.5761727270992">
            <text:p>33,5761727271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184">
            <text:p>184</text:p>
          </table:table-cell>
          <table:table-cell office:value-type="float" office:value="268">
            <text:p>268</text:p>
          </table:table-cell>
          <table:table-cell office:value-type="float" office:value="262">
            <text:p>262</text:p>
          </table:table-cell>
          <table:table-cell table:formula="of:=AVERAGE([.B16:.Q16])" office:value-type="float" office:value="220.75">
            <text:p>220,75</text:p>
          </table:table-cell>
          <table:table-cell table:formula="of:=STDEVPA([.B16:.Q16])" office:value-type="float" office:value="20.6382533175654">
            <text:p>20,6382533176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46">
            <text:p>246</text:p>
          </table:table-cell>
          <table:table-cell office:value-type="float" office:value="188">
            <text:p>188</text:p>
          </table:table-cell>
          <table:table-cell office:value-type="float" office:value="116">
            <text:p>116</text:p>
          </table:table-cell>
          <table:table-cell office:value-type="float" office:value="228">
            <text:p>228</text:p>
          </table:table-cell>
          <table:table-cell office:value-type="float" office:value="204">
            <text:p>204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06">
            <text:p>206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table:formula="of:=AVERAGE([.B17:.Q17])" office:value-type="float" office:value="216.5">
            <text:p>216,5</text:p>
          </table:table-cell>
          <table:table-cell table:formula="of:=STDEVPA([.B17:.Q17])" office:value-type="float" office:value="30.385029208477">
            <text:p>30,3850292085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2">
            <text:p>222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254">
            <text:p>254</text:p>
          </table:table-cell>
          <table:table-cell table:formula="of:=AVERAGE([.B18:.Q18])" office:value-type="float" office:value="168.5625">
            <text:p>168,5625</text:p>
          </table:table-cell>
          <table:table-cell table:formula="of:=STDEVPA([.B18:.Q18])" office:value-type="float" office:value="80.0780624999756">
            <text:p>80,0780625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4">
            <text:p>224</text:p>
          </table:table-cell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14">
            <text:p>214</text:p>
          </table:table-cell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 office:value-type="float" office:value="238">
            <text:p>238</text:p>
          </table:table-cell>
          <table:table-cell table:formula="of:=AVERAGE([.B19:.Q19])" office:value-type="float" office:value="110.6875">
            <text:p>110,6875</text:p>
          </table:table-cell>
          <table:table-cell table:formula="of:=STDEVPA([.B19:.Q19])" office:value-type="float" office:value="100.817110867898">
            <text:p>100,8171108679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242">
            <text:p>242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formula="of:=AVERAGE([.B20:.Q20])" office:value-type="float" office:value="56.6666666666667">
            <text:p>56,6666666667</text:p>
          </table:table-cell>
          <table:table-cell table:formula="of:=STDEVPA([.B20:.Q20])" office:value-type="float" office:value="74.0640558908301">
            <text:p>74,0640558908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AVERAGE([.B21:.Q21])" office:value-type="float" office:value="45.7333333333333">
            <text:p>45,7333333333</text:p>
          </table:table-cell>
          <table:table-cell table:formula="of:=STDEVPA([.B21:.Q21])" office:value-type="float" office:value="58.9659594596747">
            <text:p>58,9659594597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18">
            <text:p>218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AVERAGE([.B22:.Q22])" office:value-type="float" office:value="49.8666666666667">
            <text:p>49,8666666667</text:p>
          </table:table-cell>
          <table:table-cell table:formula="of:=STDEVPA([.B22:.Q22])" office:value-type="float" office:value="79.6802202557197">
            <text:p>79,6802202557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2">
            <text:p>23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formula="of:=AVERAGE([.B23:.Q23])" office:value-type="float" office:value="50.9230769230769">
            <text:p>50,9230769231</text:p>
          </table:table-cell>
          <table:table-cell table:formula="of:=STDEVPA([.B23:.Q23])" office:value-type="float" office:value="78.6693038929416">
            <text:p>78,6693038929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14">
            <text:p>21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formula="of:=AVERAGE([.B24:.Q24])" office:value-type="float" office:value="38.1538461538461">
            <text:p>38,1538461538</text:p>
          </table:table-cell>
          <table:table-cell table:formula="of:=STDEVPA([.B24:.Q24])" office:value-type="float" office:value="65.3873076368801">
            <text:p>65,3873076369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25:.Q25])" office:value-type="float" office:value="40.6">
            <text:p>40,6</text:p>
          </table:table-cell>
          <table:table-cell table:formula="of:=STDEVPA([.B25:.Q25])" office:value-type="float" office:value="49.4303487242403">
            <text:p>49,4303487242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</text:p>
          </table:table-cell>
          <table:table-cell table:formula="of:=AVERAGE([.B26:.Q26])" office:value-type="float" office:value="33">
            <text:p>33</text:p>
          </table:table-cell>
          <table:table-cell table:formula="of:=STDEVPA([.B26:.Q26])" office:value-type="float" office:value="51.1395150544078">
            <text:p>51,1395150544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72">
            <text:p>172</text:p>
          </table:table-cell>
          <table:table-cell office:value-type="float" office:value="216">
            <text:p>21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5" office:value-type="string">
            <text:p>-</text:p>
          </table:table-cell>
          <table:table-cell table:formula="of:=AVERAGE([.B27:.Q27])" office:value-type="float" office:value="78.6666666666667">
            <text:p>78,6666666667</text:p>
          </table:table-cell>
          <table:table-cell table:formula="of:=STDEVPA([.B27:.Q27])" office:value-type="float" office:value="65.6905624880774">
            <text:p>65,6905624881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88">
            <text:p>188</text:p>
          </table:table-cell>
          <table:table-cell table:number-columns-repeated="5" office:value-type="string">
            <text:p>-</text:p>
          </table:table-cell>
          <table:table-cell table:formula="of:=AVERAGE([.B28:.Q28])" office:value-type="float" office:value="80">
            <text:p>80</text:p>
          </table:table-cell>
          <table:table-cell table:formula="of:=STDEVPA([.B28:.Q28])" office:value-type="float" office:value="57.5977430113368">
            <text:p>57,5977430113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table:number-columns-repeated="5"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5" office:value-type="string">
            <text:p>-</text:p>
          </table:table-cell>
          <table:table-cell table:formula="of:=AVERAGE([.B29:.Q29])" office:value-type="float" office:value="21">
            <text:p>21</text:p>
          </table:table-cell>
          <table:table-cell table:formula="of:=STDEVPA([.B29:.Q29])" office:value-type="float" office:value="12.2039952474589">
            <text:p>12,2039952475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table:number-columns-repeated="5"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table:number-columns-repeated="5" office:value-type="string">
            <text:p>-</text:p>
          </table:table-cell>
          <table:table-cell table:formula="of:=AVERAGE([.B30:.Q30])" office:value-type="float" office:value="26">
            <text:p>26</text:p>
          </table:table-cell>
          <table:table-cell table:formula="of:=STDEVPA([.B30:.Q30])" office:value-type="float" office:value="14.5688022843335">
            <text:p>14,5688022843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table:number-columns-repeated="5"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-</text:p>
          </table:table-cell>
          <table:table-cell table:formula="of:=AVERAGE([.B31:.Q31])" office:value-type="float" office:value="13.5">
            <text:p>13,5</text:p>
          </table:table-cell>
          <table:table-cell table:formula="of:=STDEVPA([.B31:.Q31])" office:value-type="float" office:value="9.29297449689818">
            <text:p>9,2929744969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table:number-columns-repeated="5"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9" office:value-type="string">
            <text:p>-</text:p>
          </table:table-cell>
          <table:table-cell table:formula="of:=AVERAGE([.B32:.Q32])" office:value-type="float" office:value="21">
            <text:p>21</text:p>
          </table:table-cell>
          <table:table-cell table:formula="of:=STDEVPA([.B32:.Q32])" office:value-type="float" office:value="6.95409052285056">
            <text:p>6,9540905229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table:number-columns-repeated="5"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10" office:value-type="string">
            <text:p>-</text:p>
          </table:table-cell>
          <table:table-cell table:formula="of:=AVERAGE([.B33:.Q33])" office:value-type="float" office:value="6">
            <text:p>6</text:p>
          </table:table-cell>
          <table:table-cell table:formula="of:=STDEVPA([.B33:.Q33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table:number-columns-repeated="5" office:value-type="string">
            <text:p>-</text:p>
          </table:table-cell>
          <table:table-cell office:value-type="float" office:value="16">
            <text:p>16</text:p>
          </table:table-cell>
          <table:table-cell table:number-columns-repeated="10" office:value-type="string">
            <text:p>-</text:p>
          </table:table-cell>
          <table:table-cell table:formula="of:=AVERAGE([.B34:.Q34])" office:value-type="float" office:value="16">
            <text:p>16</text:p>
          </table:table-cell>
          <table:table-cell table:formula="of:=STDEVPA([.B34:.Q34])" office:value-type="float" office:value="3.87298334620742">
            <text:p>3,8729833462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table:number-columns-repeated="5"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10" office:value-type="string">
            <text:p>-</text:p>
          </table:table-cell>
          <table:table-cell table:formula="of:=AVERAGE([.B35:.Q35])" office:value-type="float" office:value="12">
            <text:p>12</text:p>
          </table:table-cell>
          <table:table-cell table:formula="of:=STDEVPA([.B35:.Q35])" office:value-type="float" office:value="2.90473750965556">
            <text:p>2,9047375097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shapes>
          <draw:frame draw:z-index="0" draw:style-name="gr1" draw:text-style-name="P1" svg:width="15.999cm" svg:height="8.999cm" svg:x="20.525cm" svg:y="1.7cm">
            <draw:object draw:notify-on-update-of-ranges="Attacker.A2:Attacker.A98 Attacker.B1:Attacker.B1 Attacker.B2:Attacker.B98 Attacker.C1:Attacker.C1 Attacker.C2:Attacker.C98 Attacker.D1:Attacker.D1 Attacker.D2:Attacker.D98 Attacker.E1:Attacker.E1 Attacker.E2:Attacker.E98 Attacker.F1:Attacker.F1 Attacker.F2:Attacker.F98 Attacker.G1:Attacker.G1 Attacker.G2:Attacker.G98 Attacker.H1:Attacker.H1 Attacker.H2:Attacker.H98 Attacker.I1:Attacker.I1 Attacker.I2:Attacker.I98 Attacker.J1:Attacker.J1 Attacker.J2:Attacker.J98 Attacker.K1:Attacker.K1 Attacker.K2:Attacker.K98 Attacker.L1:Attacker.L1 Attacker.L2:Attacker.L98 Attacker.M1:Attacker.M1 Attacker.M2:Attacker.M98 Attacker.N1:Attacker.N1 Attacker.N2:Attacker.N98 Attacker.O1:Attacker.O1 Attacker.O2:Attacker.O98 Attacker.P1:Attacker.P1 Attacker.P2:Attacker.P98 Attacker.Q1:Attacker.Q1 Attacker.Q2:Attacker.Q9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ce3"/>
        <table:table-column table:style-name="co3" table:number-columns-repeated="1005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5-072553-1.txt</text:p>
          </table:table-cell>
          <table:table-cell table:style-name="ce1" office:value-type="string">
            <text:p>stat-140325-073043-2.txt</text:p>
          </table:table-cell>
          <table:table-cell table:style-name="ce1" office:value-type="string">
            <text:p>stat-140325-073643-3.txt</text:p>
          </table:table-cell>
          <table:table-cell table:style-name="ce1" office:value-type="string">
            <text:p>stat-140325-073933-4.txt</text:p>
          </table:table-cell>
          <table:table-cell table:style-name="ce1" office:value-type="string">
            <text:p>stat-140325-074602-5.txt</text:p>
          </table:table-cell>
          <table:table-cell table:style-name="ce1" office:value-type="string">
            <text:p>stat-140325-074909-6.txt</text:p>
          </table:table-cell>
          <table:table-cell table:style-name="ce1" office:value-type="string">
            <text:p>stat-140325-075536-7.txt</text:p>
          </table:table-cell>
          <table:table-cell table:style-name="ce1" office:value-type="string">
            <text:p>stat-140325-080500-8.txt</text:p>
          </table:table-cell>
          <table:table-cell table:style-name="ce1" office:value-type="string">
            <text:p>stat-140325-080750-9.txt</text:p>
          </table:table-cell>
          <table:table-cell table:style-name="ce1" office:value-type="string">
            <text:p>stat-140325-081057-10.txt</text:p>
          </table:table-cell>
          <table:table-cell table:style-name="ce1" office:value-type="string">
            <text:p>stat-140325-081422-11.txt</text:p>
          </table:table-cell>
          <table:table-cell table:style-name="ce1" office:value-type="string">
            <text:p>stat-140325-081744-12.txt</text:p>
          </table:table-cell>
          <table:table-cell table:style-name="ce1" office:value-type="string">
            <text:p>stat-140325-082111-13.txt</text:p>
          </table:table-cell>
          <table:table-cell table:style-name="ce1" office:value-type="string">
            <text:p>stat-140326-121557-14.txt</text:p>
          </table:table-cell>
          <table:table-cell table:style-name="ce1" office:value-type="string">
            <text:p>stat-140326-121911-15.txt</text:p>
          </table:table-cell>
          <table:table-cell table:style-name="ce1" office:value-type="string">
            <text:p>stat-140326-122246-16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AVERAGE([.B2:.Q2])" office:value-type="float" office:value="1.4375">
            <text:p>1,4375</text:p>
          </table:table-cell>
          <table:table-cell table:formula="of:=STDEVPA([.B2:.Q2])" office:value-type="float" office:value="1.05881714663109">
            <text:p>1,0588171466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3:.Q3])" office:value-type="float" office:value="0.5625">
            <text:p>0,5625</text:p>
          </table:table-cell>
          <table:table-cell table:formula="of:=STDEVPA([.B3:.Q3])" office:value-type="float" office:value="1.05881714663109">
            <text:p>1,0588171466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4:.Q4])" office:value-type="float" office:value="0.6875">
            <text:p>0,6875</text:p>
          </table:table-cell>
          <table:table-cell table:formula="of:=STDEVPA([.B4:.Q4])" office:value-type="float" office:value="1.04395581803063">
            <text:p>1,043955818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5:.Q5])" office:value-type="float" office:value="0.5625">
            <text:p>0,5625</text:p>
          </table:table-cell>
          <table:table-cell table:formula="of:=STDEVPA([.B5:.Q5])" office:value-type="float" office:value="1.05881714663109">
            <text:p>1,0588171466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AVERAGE([.B6:.Q6])" office:value-type="float" office:value="3.625">
            <text:p>3,625</text:p>
          </table:table-cell>
          <table:table-cell table:formula="of:=STDEVPA([.B6:.Q6])" office:value-type="float" office:value="1.96452920568771">
            <text:p>1,9645292057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B7:.Q7])" office:value-type="float" office:value="1.75">
            <text:p>1,75</text:p>
          </table:table-cell>
          <table:table-cell table:formula="of:=STDEVPA([.B7:.Q7])" office:value-type="float" office:value="1.03077640640442">
            <text:p>1,0307764064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8:.Q8])" office:value-type="float" office:value="1.0625">
            <text:p>1,0625</text:p>
          </table:table-cell>
          <table:table-cell table:formula="of:=STDEVPA([.B8:.Q8])" office:value-type="float" office:value="0.428478412525065">
            <text:p>0,4284784125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:.Q9])" office:value-type="float" office:value="0.9375">
            <text:p>0,9375</text:p>
          </table:table-cell>
          <table:table-cell table:formula="of:=STDEVPA([.B9:.Q9])" office:value-type="float" office:value="0.428478412525065">
            <text:p>0,4284784125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10:.Q10])" office:value-type="float" office:value="0.25">
            <text:p>0,25</text:p>
          </table:table-cell>
          <table:table-cell table:formula="of:=STDEVPA([.B10:.Q10])" office:value-type="float" office:value="0.559016994374947">
            <text:p>0,5590169944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:.Q11])" office:value-type="float" office:value="1.25">
            <text:p>1,25</text:p>
          </table:table-cell>
          <table:table-cell table:formula="of:=STDEVPA([.B11:.Q11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2:.Q12])" office:value-type="float" office:value="8.875">
            <text:p>8,875</text:p>
          </table:table-cell>
          <table:table-cell table:formula="of:=STDEVPA([.B12:.Q12])" office:value-type="float" office:value="32.8326723706737">
            <text:p>32,8326723707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5" office:value-type="float" office:value="0">
            <text:p>0</text:p>
          </table:table-cell>
          <table:table-cell table:formula="of:=AVERAGE([.B13:.Q13])" office:value-type="float" office:value="21.5">
            <text:p>21,5</text:p>
          </table:table-cell>
          <table:table-cell table:formula="of:=STDEVPA([.B13:.Q13])" office:value-type="float" office:value="59.4632239287444">
            <text:p>59,4632239287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table:formula="of:=AVERAGE([.B14:.Q14])" office:value-type="float" office:value="36.75">
            <text:p>36,75</text:p>
          </table:table-cell>
          <table:table-cell table:formula="of:=STDEVPA([.B14:.Q14])" office:value-type="float" office:value="79.1537270126935">
            <text:p>79,1537270127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216">
            <text:p>216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101">
            <text:p>101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table:formula="of:=AVERAGE([.B15:.Q15])" office:value-type="float" office:value="83.9375">
            <text:p>83,9375</text:p>
          </table:table-cell>
          <table:table-cell table:formula="of:=STDEVPA([.B15:.Q15])" office:value-type="float" office:value="84.4996070626959">
            <text:p>84,4996070627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181">
            <text:p>181</text:p>
          </table:table-cell>
          <table:table-cell office:value-type="float" office:value="217">
            <text:p>217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193">
            <text:p>193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221">
            <text:p>221</text:p>
          </table:table-cell>
          <table:table-cell office:value-type="float" office:value="181">
            <text:p>181</text:p>
          </table:table-cell>
          <table:table-cell office:value-type="float" office:value="89">
            <text:p>89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formula="of:=AVERAGE([.B16:.Q16])" office:value-type="float" office:value="210.8125">
            <text:p>210,8125</text:p>
          </table:table-cell>
          <table:table-cell table:formula="of:=STDEVPA([.B16:.Q16])" office:value-type="float" office:value="38.5879170693366">
            <text:p>38,5879170693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07">
            <text:p>207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67">
            <text:p>167</text:p>
          </table:table-cell>
          <table:table-cell office:value-type="float" office:value="199">
            <text:p>199</text:p>
          </table:table-cell>
          <table:table-cell office:value-type="float" office:value="144">
            <text:p>144</text:p>
          </table:table-cell>
          <table:table-cell office:value-type="float" office:value="265">
            <text:p>265</text:p>
          </table:table-cell>
          <table:table-cell office:value-type="float" office:value="228">
            <text:p>228</text:p>
          </table:table-cell>
          <table:table-cell office:value-type="float" office:value="247">
            <text:p>247</text:p>
          </table:table-cell>
          <table:table-cell table:formula="of:=AVERAGE([.B17:.Q17])" office:value-type="float" office:value="202.5625">
            <text:p>202,5625</text:p>
          </table:table-cell>
          <table:table-cell table:formula="of:=STDEVPA([.B17:.Q17])" office:value-type="float" office:value="36.7745984852316">
            <text:p>36,7745984852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7">
            <text:p>157</text:p>
          </table:table-cell>
          <table:table-cell office:value-type="float" office:value="206">
            <text:p>206</text:p>
          </table:table-cell>
          <table:table-cell office:value-type="float" office:value="103">
            <text:p>103</text:p>
          </table:table-cell>
          <table:table-cell office:value-type="float" office:value="183">
            <text:p>183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 office:value-type="float" office:value="147">
            <text:p>147</text:p>
          </table:table-cell>
          <table:table-cell office:value-type="float" office:value="247">
            <text:p>247</text:p>
          </table:table-cell>
          <table:table-cell office:value-type="float" office:value="181">
            <text:p>181</text:p>
          </table:table-cell>
          <table:table-cell office:value-type="float" office:value="251">
            <text:p>251</text:p>
          </table:table-cell>
          <table:table-cell table:formula="of:=AVERAGE([.B18:.Q18])" office:value-type="float" office:value="177">
            <text:p>177</text:p>
          </table:table-cell>
          <table:table-cell table:formula="of:=STDEVPA([.B18:.Q18])" office:value-type="float" office:value="41.1491190671198">
            <text:p>41,1491190671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203">
            <text:p>20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95">
            <text:p>19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244">
            <text:p>244</text:p>
          </table:table-cell>
          <table:table-cell office:value-type="float" office:value="155">
            <text:p>155</text:p>
          </table:table-cell>
          <table:table-cell office:value-type="float" office:value="242">
            <text:p>242</text:p>
          </table:table-cell>
          <table:table-cell table:formula="of:=AVERAGE([.B19:.Q19])" office:value-type="float" office:value="168.4375">
            <text:p>168,4375</text:p>
          </table:table-cell>
          <table:table-cell table:formula="of:=STDEVPA([.B19:.Q19])" office:value-type="float" office:value="32.6649061494136">
            <text:p>32,6649061494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245">
            <text:p>245</text:p>
          </table:table-cell>
          <table:table-cell office:value-type="float" office:value="171">
            <text:p>171</text:p>
          </table:table-cell>
          <table:table-cell office:value-type="float" office:value="221">
            <text:p>221</text:p>
          </table:table-cell>
          <table:table-cell table:formula="of:=AVERAGE([.B20:.Q20])" office:value-type="float" office:value="172.5625">
            <text:p>172,5625</text:p>
          </table:table-cell>
          <table:table-cell table:formula="of:=STDEVPA([.B20:.Q20])" office:value-type="float" office:value="33.6507220390588">
            <text:p>33,6507220391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86">
            <text:p>186</text:p>
          </table:table-cell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220">
            <text:p>22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 table:formula="of:=AVERAGE([.B21:.Q21])" office:value-type="float" office:value="168.4375">
            <text:p>168,4375</text:p>
          </table:table-cell>
          <table:table-cell table:formula="of:=STDEVPA([.B21:.Q21])" office:value-type="float" office:value="27.5816260171513">
            <text:p>27,5816260172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209">
            <text:p>209</text:p>
          </table:table-cell>
          <table:table-cell office:value-type="float" office:value="222">
            <text:p>222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216">
            <text:p>216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formula="of:=AVERAGE([.B22:.Q22])" office:value-type="float" office:value="166.0625">
            <text:p>166,0625</text:p>
          </table:table-cell>
          <table:table-cell table:formula="of:=STDEVPA([.B22:.Q22])" office:value-type="float" office:value="25.5550111279569">
            <text:p>25,555011128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217">
            <text:p>217</text:p>
          </table:table-cell>
          <table:table-cell office:value-type="float" office:value="184">
            <text:p>18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41">
            <text:p>141</text:p>
          </table:table-cell>
          <table:table-cell office:value-type="float" office:value="175">
            <text:p>175</text:p>
          </table:table-cell>
          <table:table-cell office:value-type="float" office:value="163">
            <text:p>163</text:p>
          </table:table-cell>
          <table:table-cell office:value-type="float" office:value="169">
            <text:p>169</text:p>
          </table:table-cell>
          <table:table-cell table:formula="of:=AVERAGE([.B23:.Q23])" office:value-type="float" office:value="159.0625">
            <text:p>159,0625</text:p>
          </table:table-cell>
          <table:table-cell table:formula="of:=STDEVPA([.B23:.Q23])" office:value-type="float" office:value="18.9158291848388">
            <text:p>18,9158291848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96">
            <text:p>19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31">
            <text:p>131</text:p>
          </table:table-cell>
          <table:table-cell office:value-type="float" office:value="170">
            <text:p>170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table:formula="of:=AVERAGE([.B24:.Q24])" office:value-type="float" office:value="153">
            <text:p>153</text:p>
          </table:table-cell>
          <table:table-cell table:formula="of:=STDEVPA([.B24:.Q24])" office:value-type="float" office:value="15.0416089564913">
            <text:p>15,0416089565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79">
            <text:p>179</text:p>
          </table:table-cell>
          <table:table-cell office:value-type="float" office:value="201">
            <text:p>201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96">
            <text:p>196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table:formula="of:=AVERAGE([.B25:.Q25])" office:value-type="float" office:value="158.6875">
            <text:p>158,6875</text:p>
          </table:table-cell>
          <table:table-cell table:formula="of:=STDEVPA([.B25:.Q25])" office:value-type="float" office:value="18.6504649740965">
            <text:p>18,6504649741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221">
            <text:p>221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table:formula="of:=AVERAGE([.B26:.Q26])" office:value-type="float" office:value="156.625">
            <text:p>156,625</text:p>
          </table:table-cell>
          <table:table-cell table:formula="of:=STDEVPA([.B26:.Q26])" office:value-type="float" office:value="18.7479165509131">
            <text:p>18,7479165509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99">
            <text:p>19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table:formula="of:=AVERAGE([.B27:.Q27])" office:value-type="float" office:value="157.8125">
            <text:p>157,8125</text:p>
          </table:table-cell>
          <table:table-cell table:formula="of:=STDEVPA([.B27:.Q27])" office:value-type="float" office:value="19.6666556320591">
            <text:p>19,6666556321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office:value-type="float" office:value="194">
            <text:p>194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35">
            <text:p>135</text:p>
          </table:table-cell>
          <table:table-cell office:value-type="float" office:value="165">
            <text:p>165</text:p>
          </table:table-cell>
          <table:table-cell office:value-type="float" office:value="161">
            <text:p>161</text:p>
          </table:table-cell>
          <table:table-cell office:value-type="float" office:value="158">
            <text:p>158</text:p>
          </table:table-cell>
          <table:table-cell table:formula="of:=AVERAGE([.B28:.Q28])" office:value-type="float" office:value="151.5">
            <text:p>151,5</text:p>
          </table:table-cell>
          <table:table-cell table:formula="of:=STDEVPA([.B28:.Q28])" office:value-type="float" office:value="13.6014705087354">
            <text:p>13,6014705087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table:formula="of:=AVERAGE([.B29:.Q29])" office:value-type="float" office:value="151.8125">
            <text:p>151,8125</text:p>
          </table:table-cell>
          <table:table-cell table:formula="of:=STDEVPA([.B29:.Q29])" office:value-type="float" office:value="7.1258223209676">
            <text:p>7,125822321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table:formula="of:=AVERAGE([.B30:.Q30])" office:value-type="float" office:value="151.5625">
            <text:p>151,5625</text:p>
          </table:table-cell>
          <table:table-cell table:formula="of:=STDEVPA([.B30:.Q30])" office:value-type="float" office:value="6.69858893723148">
            <text:p>6,6985889372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35">
            <text:p>13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table:formula="of:=AVERAGE([.B31:.Q31])" office:value-type="float" office:value="151.4375">
            <text:p>151,4375</text:p>
          </table:table-cell>
          <table:table-cell table:formula="of:=STDEVPA([.B31:.Q31])" office:value-type="float" office:value="7.13239747560384">
            <text:p>7,1323974756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62">
            <text:p>162</text:p>
          </table:table-cell>
          <table:table-cell table:formula="of:=AVERAGE([.B32:.Q32])" office:value-type="float" office:value="152.6875">
            <text:p>152,6875</text:p>
          </table:table-cell>
          <table:table-cell table:formula="of:=STDEVPA([.B32:.Q32])" office:value-type="float" office:value="5.83865085015366">
            <text:p>5,8386508502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64">
            <text:p>164</text:p>
          </table:table-cell>
          <table:table-cell table:formula="of:=AVERAGE([.B33:.Q33])" office:value-type="float" office:value="150.1875">
            <text:p>150,1875</text:p>
          </table:table-cell>
          <table:table-cell table:formula="of:=STDEVPA([.B33:.Q33])" office:value-type="float" office:value="6.88493600188121">
            <text:p>6,8849360019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office:value-type="float" office:value="163">
            <text:p>163</text:p>
          </table:table-cell>
          <table:table-cell table:formula="of:=AVERAGE([.B34:.Q34])" office:value-type="float" office:value="150.75">
            <text:p>150,75</text:p>
          </table:table-cell>
          <table:table-cell table:formula="of:=STDEVPA([.B34:.Q34])" office:value-type="float" office:value="8.12019088445586">
            <text:p>8,1201908845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8">
            <text:p>158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63">
            <text:p>163</text:p>
          </table:table-cell>
          <table:table-cell table:formula="of:=AVERAGE([.B35:.Q35])" office:value-type="float" office:value="152.375">
            <text:p>152,375</text:p>
          </table:table-cell>
          <table:table-cell table:formula="of:=STDEVPA([.B35:.Q35])" office:value-type="float" office:value="5.77575752607396">
            <text:p>5,7757575261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formula="of:=AVERAGE([.B36:.Q36])" office:value-type="float" office:value="151.8125">
            <text:p>151,8125</text:p>
          </table:table-cell>
          <table:table-cell table:formula="of:=STDEVPA([.B36:.Q36])" office:value-type="float" office:value="6.65412231252177">
            <text:p>6,6541223125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66">
            <text:p>166</text:p>
          </table:table-cell>
          <table:table-cell table:formula="of:=AVERAGE([.B37:.Q37])" office:value-type="float" office:value="153.3125">
            <text:p>153,3125</text:p>
          </table:table-cell>
          <table:table-cell table:formula="of:=STDEVPA([.B37:.Q37])" office:value-type="float" office:value="6.4003784067819">
            <text:p>6,4003784068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  <table:table-cell office:value-type="float" office:value="161">
            <text:p>161</text:p>
          </table:table-cell>
          <table:table-cell table:formula="of:=AVERAGE([.B38:.Q38])" office:value-type="float" office:value="152.5625">
            <text:p>152,5625</text:p>
          </table:table-cell>
          <table:table-cell table:formula="of:=STDEVPA([.B38:.Q38])" office:value-type="float" office:value="5.66754741929876">
            <text:p>5,6675474193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61">
            <text:p>161</text:p>
          </table:table-cell>
          <table:table-cell table:formula="of:=AVERAGE([.B39:.Q39])" office:value-type="float" office:value="151.0625">
            <text:p>151,0625</text:p>
          </table:table-cell>
          <table:table-cell table:formula="of:=STDEVPA([.B39:.Q39])" office:value-type="float" office:value="7.16300172762788">
            <text:p>7,1630017276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160">
            <text:p>160</text:p>
          </table:table-cell>
          <table:table-cell table:formula="of:=AVERAGE([.B40:.Q40])" office:value-type="float" office:value="151.75">
            <text:p>151,75</text:p>
          </table:table-cell>
          <table:table-cell table:formula="of:=STDEVPA([.B40:.Q40])" office:value-type="float" office:value="6.58122329054409">
            <text:p>6,5812232905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0">
            <text:p>160</text:p>
          </table:table-cell>
          <table:table-cell table:formula="of:=AVERAGE([.B41:.Q41])" office:value-type="float" office:value="154.1875">
            <text:p>154,1875</text:p>
          </table:table-cell>
          <table:table-cell table:formula="of:=STDEVPA([.B41:.Q41])" office:value-type="float" office:value="4.97768457719048">
            <text:p>4,9776845772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62">
            <text:p>162</text:p>
          </table:table-cell>
          <table:table-cell table:formula="of:=AVERAGE([.B42:.Q42])" office:value-type="float" office:value="155.0625">
            <text:p>155,0625</text:p>
          </table:table-cell>
          <table:table-cell table:formula="of:=STDEVPA([.B42:.Q42])" office:value-type="float" office:value="5.45972469544024">
            <text:p>5,4597246954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61">
            <text:p>161</text:p>
          </table:table-cell>
          <table:table-cell table:formula="of:=AVERAGE([.B43:.Q43])" office:value-type="float" office:value="152.875">
            <text:p>152,875</text:p>
          </table:table-cell>
          <table:table-cell table:formula="of:=STDEVPA([.B43:.Q43])" office:value-type="float" office:value="5.68853012649138">
            <text:p>5,6885301265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table:formula="of:=AVERAGE([.B44:.Q44])" office:value-type="float" office:value="153">
            <text:p>153</text:p>
          </table:table-cell>
          <table:table-cell table:formula="of:=STDEVPA([.B44:.Q44])" office:value-type="float" office:value="6.28490254498827">
            <text:p>6,284902545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table:number-columns-repeated="4"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table:formula="of:=AVERAGE([.B45:.Q45])" office:value-type="float" office:value="153.375">
            <text:p>153,375</text:p>
          </table:table-cell>
          <table:table-cell table:formula="of:=STDEVPA([.B45:.Q45])" office:value-type="float" office:value="5.57757787933078">
            <text:p>5,5775778793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formula="of:=AVERAGE([.B46:.Q46])" office:value-type="float" office:value="152.75">
            <text:p>152,75</text:p>
          </table:table-cell>
          <table:table-cell table:formula="of:=STDEVPA([.B46:.Q46])" office:value-type="float" office:value="5.53962995154008">
            <text:p>5,5396299515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table:formula="of:=AVERAGE([.B47:.Q47])" office:value-type="float" office:value="153.8125">
            <text:p>153,8125</text:p>
          </table:table-cell>
          <table:table-cell table:formula="of:=STDEVPA([.B47:.Q47])" office:value-type="float" office:value="5.46830355320551">
            <text:p>5,4683035532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table:formula="of:=AVERAGE([.B48:.Q48])" office:value-type="float" office:value="153.75">
            <text:p>153,75</text:p>
          </table:table-cell>
          <table:table-cell table:formula="of:=STDEVPA([.B48:.Q48])" office:value-type="float" office:value="5.53962995154008">
            <text:p>5,5396299515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63">
            <text:p>163</text:p>
          </table:table-cell>
          <table:table-cell table:formula="of:=AVERAGE([.B49:.Q49])" office:value-type="float" office:value="153.125">
            <text:p>153,125</text:p>
          </table:table-cell>
          <table:table-cell table:formula="of:=STDEVPA([.B49:.Q49])" office:value-type="float" office:value="7.63933079529876">
            <text:p>7,6393307953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table:formula="of:=AVERAGE([.B50:.Q50])" office:value-type="float" office:value="153.75">
            <text:p>153,75</text:p>
          </table:table-cell>
          <table:table-cell table:formula="of:=STDEVPA([.B50:.Q50])" office:value-type="float" office:value="7.4791376508258">
            <text:p>7,4791376508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table:formula="of:=AVERAGE([.B51:.Q51])" office:value-type="float" office:value="153">
            <text:p>153</text:p>
          </table:table-cell>
          <table:table-cell table:formula="of:=STDEVPA([.B51:.Q51])" office:value-type="float" office:value="6.9462219947249">
            <text:p>6,9462219947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34">
            <text:p>134</text:p>
          </table:table-cell>
          <table:table-cell table:number-columns-repeated="3"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table:formula="of:=AVERAGE([.B52:.Q52])" office:value-type="float" office:value="152.375">
            <text:p>152,375</text:p>
          </table:table-cell>
          <table:table-cell table:formula="of:=STDEVPA([.B52:.Q52])" office:value-type="float" office:value="7.52392018830609">
            <text:p>7,5239201883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table:formula="of:=AVERAGE([.B53:.Q53])" office:value-type="float" office:value="153.875">
            <text:p>153,875</text:p>
          </table:table-cell>
          <table:table-cell table:formula="of:=STDEVPA([.B53:.Q53])" office:value-type="float" office:value="3.91910385164772">
            <text:p>3,9191038516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1">
            <text:p>161</text:p>
          </table:table-cell>
          <table:table-cell table:formula="of:=AVERAGE([.B54:.Q54])" office:value-type="float" office:value="153.5">
            <text:p>153,5</text:p>
          </table:table-cell>
          <table:table-cell table:formula="of:=STDEVPA([.B54:.Q54])" office:value-type="float" office:value="4.40170421541475">
            <text:p>4,4017042154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 office:value-type="float" office:value="158">
            <text:p>158</text:p>
          </table:table-cell>
          <table:table-cell office:value-type="float" office:value="165">
            <text:p>165</text:p>
          </table:table-cell>
          <table:table-cell table:formula="of:=AVERAGE([.B55:.Q55])" office:value-type="float" office:value="153.8125">
            <text:p>153,8125</text:p>
          </table:table-cell>
          <table:table-cell table:formula="of:=STDEVPA([.B55:.Q55])" office:value-type="float" office:value="4.50303716951126">
            <text:p>4,5030371695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  <table:table-cell table:formula="of:=AVERAGE([.B56:.Q56])" office:value-type="float" office:value="152.75">
            <text:p>152,75</text:p>
          </table:table-cell>
          <table:table-cell table:formula="of:=STDEVPA([.B56:.Q56])" office:value-type="float" office:value="6.8053287944081">
            <text:p>6,8053287944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59">
            <text:p>159</text:p>
          </table:table-cell>
          <table:table-cell table:formula="of:=AVERAGE([.B57:.Q57])" office:value-type="float" office:value="152.0625">
            <text:p>152,0625</text:p>
          </table:table-cell>
          <table:table-cell table:formula="of:=STDEVPA([.B57:.Q57])" office:value-type="float" office:value="6.76820461791752">
            <text:p>6,7682046179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table:formula="of:=AVERAGE([.B58:.Q58])" office:value-type="float" office:value="153.3125">
            <text:p>153,3125</text:p>
          </table:table-cell>
          <table:table-cell table:formula="of:=STDEVPA([.B58:.Q58])" office:value-type="float" office:value="6.11063366190447">
            <text:p>6,1106336619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table:formula="of:=AVERAGE([.B59:.Q59])" office:value-type="float" office:value="153.6875">
            <text:p>153,6875</text:p>
          </table:table-cell>
          <table:table-cell table:formula="of:=STDEVPA([.B59:.Q59])" office:value-type="float" office:value="6.85309008769037">
            <text:p>6,8530900877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table:formula="of:=AVERAGE([.B60:.Q60])" office:value-type="float" office:value="153.25">
            <text:p>153,25</text:p>
          </table:table-cell>
          <table:table-cell table:formula="of:=STDEVPA([.B60:.Q60])" office:value-type="float" office:value="5.0062460986252">
            <text:p>5,0062460986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5">
            <text:p>155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table:formula="of:=AVERAGE([.B61:.Q61])" office:value-type="float" office:value="154.5">
            <text:p>154,5</text:p>
          </table:table-cell>
          <table:table-cell table:formula="of:=STDEVPA([.B61:.Q61])" office:value-type="float" office:value="4.47213595499958">
            <text:p>4,472135955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formula="of:=AVERAGE([.B62:.Q62])" office:value-type="float" office:value="155.0625">
            <text:p>155,0625</text:p>
          </table:table-cell>
          <table:table-cell table:formula="of:=STDEVPA([.B62:.Q62])" office:value-type="float" office:value="4.52035327712337">
            <text:p>4,5203532771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table:formula="of:=AVERAGE([.B63:.Q63])" office:value-type="float" office:value="152.875">
            <text:p>152,875</text:p>
          </table:table-cell>
          <table:table-cell table:formula="of:=STDEVPA([.B63:.Q63])" office:value-type="float" office:value="5.15842757049084">
            <text:p>5,1584275705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64">
            <text:p>164</text:p>
          </table:table-cell>
          <table:table-cell table:formula="of:=AVERAGE([.B64:.Q64])" office:value-type="float" office:value="153">
            <text:p>153</text:p>
          </table:table-cell>
          <table:table-cell table:formula="of:=STDEVPA([.B64:.Q64])" office:value-type="float" office:value="5.47722557505166">
            <text:p>5,4772255751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0">
            <text:p>130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62">
            <text:p>162</text:p>
          </table:table-cell>
          <table:table-cell table:formula="of:=AVERAGE([.B65:.Q65])" office:value-type="float" office:value="150.75">
            <text:p>150,75</text:p>
          </table:table-cell>
          <table:table-cell table:formula="of:=STDEVPA([.B65:.Q65])" office:value-type="float" office:value="8.67827747885489">
            <text:p>8,6782774789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64">
            <text:p>164</text:p>
          </table:table-cell>
          <table:table-cell office:value-type="float" office:value="161">
            <text:p>161</text:p>
          </table:table-cell>
          <table:table-cell table:formula="of:=AVERAGE([.B66:.Q66])" office:value-type="float" office:value="149.9375">
            <text:p>149,9375</text:p>
          </table:table-cell>
          <table:table-cell table:formula="of:=STDEVPA([.B66:.Q66])" office:value-type="float" office:value="6.65647006678465">
            <text:p>6,6564700668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table:formula="of:=AVERAGE([.B67:.Q67])" office:value-type="float" office:value="151.25">
            <text:p>151,25</text:p>
          </table:table-cell>
          <table:table-cell table:formula="of:=STDEVPA([.B67:.Q67])" office:value-type="float" office:value="7.90174031463955">
            <text:p>7,9017403146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formula="of:=AVERAGE([.B68:.Q68])" office:value-type="float" office:value="151.875">
            <text:p>151,875</text:p>
          </table:table-cell>
          <table:table-cell table:formula="of:=STDEVPA([.B68:.Q68])" office:value-type="float" office:value="8.06128866869311">
            <text:p>8,0612886687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formula="of:=AVERAGE([.B69:.Q69])" office:value-type="float" office:value="154.3125">
            <text:p>154,3125</text:p>
          </table:table-cell>
          <table:table-cell table:formula="of:=STDEVPA([.B69:.Q69])" office:value-type="float" office:value="5.26448893530987">
            <text:p>5,2644889353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table:formula="of:=AVERAGE([.B70:.Q70])" office:value-type="float" office:value="154.5">
            <text:p>154,5</text:p>
          </table:table-cell>
          <table:table-cell table:formula="of:=STDEVPA([.B70:.Q70]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table:formula="of:=AVERAGE([.B71:.Q71])" office:value-type="float" office:value="151.375">
            <text:p>151,375</text:p>
          </table:table-cell>
          <table:table-cell table:formula="of:=STDEVPA([.B71:.Q71])" office:value-type="float" office:value="6.45053292372033">
            <text:p>6,4505329237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table:formula="of:=AVERAGE([.B72:.Q72])" office:value-type="float" office:value="152.9375">
            <text:p>152,9375</text:p>
          </table:table-cell>
          <table:table-cell table:formula="of:=STDEVPA([.B72:.Q72])" office:value-type="float" office:value="3.34418805541794">
            <text:p>3,3441880554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table:formula="of:=AVERAGE([.B73:.Q73])" office:value-type="float" office:value="152.1875">
            <text:p>152,1875</text:p>
          </table:table-cell>
          <table:table-cell table:formula="of:=STDEVPA([.B73:.Q73])" office:value-type="float" office:value="4.95250883391438">
            <text:p>4,9525088339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6">
            <text:p>166</text:p>
          </table:table-cell>
          <table:table-cell table:formula="of:=AVERAGE([.B74:.Q74])" office:value-type="float" office:value="153.625">
            <text:p>153,625</text:p>
          </table:table-cell>
          <table:table-cell table:formula="of:=STDEVPA([.B74:.Q74])" office:value-type="float" office:value="5.06057061999929">
            <text:p>5,06057062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table:formula="of:=AVERAGE([.B75:.Q75])" office:value-type="float" office:value="153.3125">
            <text:p>153,3125</text:p>
          </table:table-cell>
          <table:table-cell table:formula="of:=STDEVPA([.B75:.Q75])" office:value-type="float" office:value="5.34694714299665">
            <text:p>5,346947143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61">
            <text:p>161</text:p>
          </table:table-cell>
          <table:table-cell table:formula="of:=AVERAGE([.B76:.Q76])" office:value-type="float" office:value="152.75">
            <text:p>152,75</text:p>
          </table:table-cell>
          <table:table-cell table:formula="of:=STDEVPA([.B76:.Q76])" office:value-type="float" office:value="4.87980532398578">
            <text:p>4,879805324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formula="of:=AVERAGE([.B77:.Q77])" office:value-type="float" office:value="153.8125">
            <text:p>153,8125</text:p>
          </table:table-cell>
          <table:table-cell table:formula="of:=STDEVPA([.B77:.Q77])" office:value-type="float" office:value="5.01521123682742">
            <text:p>5,0152112368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table:formula="of:=AVERAGE([.B78:.Q78])" office:value-type="float" office:value="142.875">
            <text:p>142,875</text:p>
          </table:table-cell>
          <table:table-cell table:formula="of:=STDEVPA([.B78:.Q78])" office:value-type="float" office:value="33.0943254199266">
            <text:p>33,0943254199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AVERAGE([.B79:.Q79])" office:value-type="float" office:value="125.1875">
            <text:p>125,1875</text:p>
          </table:table-cell>
          <table:table-cell table:formula="of:=STDEVPA([.B79:.Q79])" office:value-type="float" office:value="52.9825664133968">
            <text:p>52,9825664134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table:formula="of:=AVERAGE([.B80:.Q80])" office:value-type="float" office:value="112.875">
            <text:p>112,875</text:p>
          </table:table-cell>
          <table:table-cell table:formula="of:=STDEVPA([.B80:.Q80])" office:value-type="float" office:value="65.2522748645593">
            <text:p>65,2522748646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8">
            <text:p>148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table:number-columns-repeated="3" office:value-type="float" office:value="0">
            <text:p>0</text:p>
          </table:table-cell>
          <table:table-cell table:formula="of:=AVERAGE([.B81:.Q81])" office:value-type="float" office:value="109.0625">
            <text:p>109,0625</text:p>
          </table:table-cell>
          <table:table-cell table:formula="of:=STDEVPA([.B81:.Q81])" office:value-type="float" office:value="63.1817504802613">
            <text:p>63,1817504803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01">
            <text:p>101</text:p>
          </table:table-cell>
          <table:table-cell table:number-columns-repeated="3" office:value-type="float" office:value="0">
            <text:p>0</text:p>
          </table:table-cell>
          <table:table-cell table:formula="of:=AVERAGE([.B82:.Q82])" office:value-type="float" office:value="95.6875">
            <text:p>95,6875</text:p>
          </table:table-cell>
          <table:table-cell table:formula="of:=STDEVPA([.B82:.Q82])" office:value-type="float" office:value="59.4713363205334">
            <text:p>59,4713363205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AVERAGE([.B83:.Q83])" office:value-type="float" office:value="39">
            <text:p>39</text:p>
          </table:table-cell>
          <table:table-cell table:formula="of:=STDEVPA([.B83:.Q83])" office:value-type="float" office:value="62.003024119796">
            <text:p>62,0030241198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table:number-columns-repeated="9" office:value-type="float" office:value="0">
            <text:p>0</text:p>
          </table:table-cell>
          <table:table-cell table:formula="of:=AVERAGE([.B84:.Q84])" office:value-type="float" office:value="33.0625">
            <text:p>33,0625</text:p>
          </table:table-cell>
          <table:table-cell table:formula="of:=STDEVPA([.B84:.Q84])" office:value-type="float" office:value="57.8840098278445">
            <text:p>57,8840098278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table:formula="of:=AVERAGE([.B85:.Q85])" office:value-type="float" office:value="0.5">
            <text:p>0,5</text:p>
          </table:table-cell>
          <table:table-cell table:formula="of:=STDEVPA([.B85:.Q85])" office:value-type="float" office:value="1.93649167310371">
            <text:p>1,9364916731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table:number-columns-repeated="16" office:value-type="float" office:value="0">
            <text:p>0</text:p>
          </table:table-cell>
          <table:table-cell table:formula="of:=AVERAGE([.B86:.Q86])" office:value-type="float" office:value="0">
            <text:p>0</text:p>
          </table:table-cell>
          <table:table-cell table:formula="of:=STDEVPA([.B86:.Q8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table:number-columns-repeated="16" office:value-type="float" office:value="0">
            <text:p>0</text:p>
          </table:table-cell>
          <table:table-cell table:formula="of:=AVERAGE([.B87:.Q87])" office:value-type="float" office:value="0">
            <text:p>0</text:p>
          </table:table-cell>
          <table:table-cell table:formula="of:=STDEVPA([.B87:.Q8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AVERAGE([.B88:.Q88])" office:value-type="float" office:value="0.375">
            <text:p>0,375</text:p>
          </table:table-cell>
          <table:table-cell table:formula="of:=STDEVPA([.B88:.Q88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89:.Q89])" office:value-type="float" office:value="0.5">
            <text:p>0,5</text:p>
          </table:table-cell>
          <table:table-cell table:formula="of:=STDEVPA([.B89:.Q89])"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0:.Q90])" office:value-type="float" office:value="0.25">
            <text:p>0,25</text:p>
          </table:table-cell>
          <table:table-cell table:formula="of:=STDEVPA([.B90:.Q90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1:.Q91])" office:value-type="float" office:value="0.25">
            <text:p>0,25</text:p>
          </table:table-cell>
          <table:table-cell table:formula="of:=STDEVPA([.B91:.Q91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formula="of:=AVERAGE([.B92:.Q92])" office:value-type="float" office:value="1.21428571428571">
            <text:p>1,2142857143</text:p>
          </table:table-cell>
          <table:table-cell table:formula="of:=STDEVPA([.B92:.Q92])" office:value-type="float" office:value="1.34483967445938">
            <text:p>1,3448396745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93:.Q93])" office:value-type="float" office:value="1.16666666666667">
            <text:p>1,1666666667</text:p>
          </table:table-cell>
          <table:table-cell table:formula="of:=STDEVPA([.B93:.Q93])" office:value-type="float" office:value="1.11102430216445">
            <text:p>1,1110243022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94:.Q94])" office:value-type="float" office:value="1.41666666666667">
            <text:p>1,4166666667</text:p>
          </table:table-cell>
          <table:table-cell table:formula="of:=STDEVPA([.B94:.Q94])" office:value-type="float" office:value="1.02887985207215">
            <text:p>1,0288798521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95:.Q95])" office:value-type="float" office:value="1.16666666666667">
            <text:p>1,1666666667</text:p>
          </table:table-cell>
          <table:table-cell table:formula="of:=STDEVPA([.B95:.Q95])" office:value-type="float" office:value="0.695970545353753">
            <text:p>0,6959705454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  <table:table-cell table:formula="of:=AVERAGE([.B96:.Q96])" office:value-type="float" office:value="1">
            <text:p>1</text:p>
          </table:table-cell>
          <table:table-cell table:formula="of:=STDEVPA([.B96:.Q96])" office:value-type="float" office:value="0.496078370824611">
            <text:p>0,4960783708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string">
            <text:p>-</text:p>
          </table:table-cell>
          <table:table-cell table:formula="of:=AVERAGE([.B97:.Q97])" office:value-type="float" office:value="1">
            <text:p>1</text:p>
          </table:table-cell>
          <table:table-cell table:formula="of:=STDEVPA([.B97:.Q97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-</text:p>
          </table:table-cell>
          <table:table-cell table:formula="of:=AVERAGE([.B98:.Q98])" office:value-type="float" office:value="1">
            <text:p>1</text:p>
          </table:table-cell>
          <table:table-cell table:formula="of:=STDEVPA([.B98:.Q98])" office:value-type="float" office:value="0.242061459137964">
            <text:p>0,2420614591</text:p>
          </table:table-cell>
          <table:table-cell table:number-columns-repeated="1005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15.999cm" svg:height="8.999cm" svg:x="15.069cm" svg:y="0.793cm">
            <draw:object draw:notify-on-update-of-ranges="Average.A1:Average.A1 Average.A2:Average.A98 Average.B1:Average.B1 Average.B2:Average.B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3" table:number-columns-repeated="4" table:default-cell-style-name="Default"/>
        <table:table-row table:style-name="ro4">
          <table:table-cell table:style-name="ce2" table:formula="of:=[$Victim.$R$1]" office:value-type="string" office:string-value="Average Victim">
            <text:p>Average Victim</text:p>
          </table:table-cell>
          <table:table-cell table:style-name="ce2" table:formula="of:=[$Attacker.$R$1]" office:value-type="string" office:string-value="Average Attacker">
            <text:p>Average Attacker</text:p>
          </table:table-cell>
          <table:table-cell/>
          <table:table-cell table:style-name="ce2" table:formula="of:=[$Victim.$S$1]" office:value-type="string" office:string-value="Standard Deviation – Victim">
            <text:p>Standard Deviation – Victim</text:p>
          </table:table-cell>
          <table:table-cell table:style-name="ce2" table:formula="of:=[$Attacker.$S$1]" office:value-type="string" office:string-value="Standard Deviation – Attacker">
            <text:p>Standard Deviation – Attacker</text:p>
          </table:table-cell>
          <table:table-cell table:number-columns-repeated="4"/>
        </table:table-row>
        <table:table-row table:style-name="ro2">
          <table:table-cell table:formula="of:=[$Victim.$R$2]" office:value-type="float" office:value="2.5625">
            <text:p>2,5625</text:p>
          </table:table-cell>
          <table:table-cell table:formula="of:=[$Attacker.$R$2]" office:value-type="float" office:value="1.4375">
            <text:p>1,4375</text:p>
          </table:table-cell>
          <table:table-cell/>
          <table:table-cell table:formula="of:=[$Victim.$S$2]" office:value-type="float" office:value="1.05881714663109">
            <text:p>1,0588171466</text:p>
          </table:table-cell>
          <table:table-cell table:formula="of:=[$Attacker.$S$2]" office:value-type="float" office:value="1.05881714663109">
            <text:p>1,0588171466</text:p>
          </table:table-cell>
          <table:table-cell table:number-columns-repeated="4"/>
        </table:table-row>
        <table:table-row table:style-name="ro2">
          <table:table-cell table:formula="of:=[$Victim.$R$3]" office:value-type="float" office:value="0.375">
            <text:p>0,375</text:p>
          </table:table-cell>
          <table:table-cell table:formula="of:=[$Attacker.$R$3]" office:value-type="float" office:value="0.5625">
            <text:p>0,5625</text:p>
          </table:table-cell>
          <table:table-cell/>
          <table:table-cell table:formula="of:=[$Victim.$S$3]" office:value-type="float" office:value="0.484122918275927">
            <text:p>0,4841229183</text:p>
          </table:table-cell>
          <table:table-cell table:formula="of:=[$Attacker.$S$3]" office:value-type="float" office:value="1.05881714663109">
            <text:p>1,0588171466</text:p>
          </table:table-cell>
          <table:table-cell table:number-columns-repeated="4"/>
        </table:table-row>
        <table:table-row table:style-name="ro2">
          <table:table-cell table:formula="of:=[$Victim.$R$4]" office:value-type="float" office:value="0.25">
            <text:p>0,25</text:p>
          </table:table-cell>
          <table:table-cell table:formula="of:=[$Attacker.$R$4]" office:value-type="float" office:value="0.6875">
            <text:p>0,6875</text:p>
          </table:table-cell>
          <table:table-cell/>
          <table:table-cell table:formula="of:=[$Victim.$S$4]" office:value-type="float" office:value="0.433012701892219">
            <text:p>0,4330127019</text:p>
          </table:table-cell>
          <table:table-cell table:formula="of:=[$Attacker.$S$4]" office:value-type="float" office:value="1.04395581803063">
            <text:p>1,043955818</text:p>
          </table:table-cell>
          <table:table-cell table:number-columns-repeated="4"/>
        </table:table-row>
        <table:table-row table:style-name="ro2">
          <table:table-cell table:formula="of:=[$Victim.$R$5]" office:value-type="float" office:value="1.4375">
            <text:p>1,4375</text:p>
          </table:table-cell>
          <table:table-cell table:formula="of:=[$Attacker.$R$5]" office:value-type="float" office:value="0.5625">
            <text:p>0,5625</text:p>
          </table:table-cell>
          <table:table-cell/>
          <table:table-cell table:formula="of:=[$Victim.$S$5]" office:value-type="float" office:value="1.11628569371823">
            <text:p>1,1162856937</text:p>
          </table:table-cell>
          <table:table-cell table:formula="of:=[$Attacker.$S$5]" office:value-type="float" office:value="1.05881714663109">
            <text:p>1,0588171466</text:p>
          </table:table-cell>
          <table:table-cell table:number-columns-repeated="4"/>
        </table:table-row>
        <table:table-row table:style-name="ro2">
          <table:table-cell table:formula="of:=[$Victim.$R$6]" office:value-type="float" office:value="5.875">
            <text:p>5,875</text:p>
          </table:table-cell>
          <table:table-cell table:formula="of:=[$Attacker.$R$6]" office:value-type="float" office:value="3.625">
            <text:p>3,625</text:p>
          </table:table-cell>
          <table:table-cell/>
          <table:table-cell table:formula="of:=[$Victim.$S$6]" office:value-type="float" office:value="1.31695671910659">
            <text:p>1,3169567191</text:p>
          </table:table-cell>
          <table:table-cell table:formula="of:=[$Attacker.$S$6]" office:value-type="float" office:value="1.96452920568771">
            <text:p>1,9645292057</text:p>
          </table:table-cell>
          <table:table-cell table:number-columns-repeated="4"/>
        </table:table-row>
        <table:table-row table:style-name="ro2">
          <table:table-cell table:formula="of:=[$Victim.$R$7]" office:value-type="float" office:value="1.375">
            <text:p>1,375</text:p>
          </table:table-cell>
          <table:table-cell table:formula="of:=[$Attacker.$R$7]" office:value-type="float" office:value="1.75">
            <text:p>1,75</text:p>
          </table:table-cell>
          <table:table-cell/>
          <table:table-cell table:formula="of:=[$Victim.$S$7]" office:value-type="float" office:value="1.1659223816361">
            <text:p>1,1659223816</text:p>
          </table:table-cell>
          <table:table-cell table:formula="of:=[$Attacker.$S$7]" office:value-type="float" office:value="1.03077640640442">
            <text:p>1,0307764064</text:p>
          </table:table-cell>
          <table:table-cell table:number-columns-repeated="4"/>
        </table:table-row>
        <table:table-row table:style-name="ro2">
          <table:table-cell table:formula="of:=[$Victim.$R$8]" office:value-type="float" office:value="0.125">
            <text:p>0,125</text:p>
          </table:table-cell>
          <table:table-cell table:formula="of:=[$Attacker.$R$8]" office:value-type="float" office:value="1.0625">
            <text:p>1,0625</text:p>
          </table:table-cell>
          <table:table-cell/>
          <table:table-cell table:formula="of:=[$Victim.$S$8]" office:value-type="float" office:value="0.484122918275927">
            <text:p>0,4841229183</text:p>
          </table:table-cell>
          <table:table-cell table:formula="of:=[$Attacker.$S$8]" office:value-type="float" office:value="0.428478412525065">
            <text:p>0,4284784125</text:p>
          </table:table-cell>
          <table:table-cell table:number-columns-repeated="4"/>
        </table:table-row>
        <table:table-row table:style-name="ro2">
          <table:table-cell table:formula="of:=[$Victim.$R$9]" office:value-type="float" office:value="0">
            <text:p>0</text:p>
          </table:table-cell>
          <table:table-cell table:formula="of:=[$Attacker.$R$9]" office:value-type="float" office:value="0.9375">
            <text:p>0,9375</text:p>
          </table:table-cell>
          <table:table-cell/>
          <table:table-cell table:formula="of:=[$Victim.$S$9]" office:value-type="float" office:value="0">
            <text:p>0</text:p>
          </table:table-cell>
          <table:table-cell table:formula="of:=[$Attacker.$S$9]" office:value-type="float" office:value="0.428478412525065">
            <text:p>0,4284784125</text:p>
          </table:table-cell>
          <table:table-cell table:number-columns-repeated="4"/>
        </table:table-row>
        <table:table-row table:style-name="ro2">
          <table:table-cell table:formula="of:=[$Victim.$R$10]" office:value-type="float" office:value="0">
            <text:p>0</text:p>
          </table:table-cell>
          <table:table-cell table:formula="of:=[$Attacker.$R$10]" office:value-type="float" office:value="0.25">
            <text:p>0,25</text:p>
          </table:table-cell>
          <table:table-cell/>
          <table:table-cell table:formula="of:=[$Victim.$S$10]" office:value-type="float" office:value="0">
            <text:p>0</text:p>
          </table:table-cell>
          <table:table-cell table:formula="of:=[$Attacker.$S$10]" office:value-type="float" office:value="0.559016994374947">
            <text:p>0,5590169944</text:p>
          </table:table-cell>
          <table:table-cell table:number-columns-repeated="4"/>
        </table:table-row>
        <table:table-row table:style-name="ro2">
          <table:table-cell table:formula="of:=[$Victim.$R$11]" office:value-type="float" office:value="1.875">
            <text:p>1,875</text:p>
          </table:table-cell>
          <table:table-cell table:formula="of:=[$Attacker.$R$11]" office:value-type="float" office:value="1.25">
            <text:p>1,25</text:p>
          </table:table-cell>
          <table:table-cell/>
          <table:table-cell table:formula="of:=[$Victim.$S$11]" office:value-type="float" office:value="0.484122918275927">
            <text:p>0,4841229183</text:p>
          </table:table-cell>
          <table:table-cell table:formula="of:=[$Attacker.$S$11]" office:value-type="float" office:value="0.968245836551854">
            <text:p>0,9682458366</text:p>
          </table:table-cell>
          <table:table-cell table:number-columns-repeated="4"/>
        </table:table-row>
        <table:table-row table:style-name="ro2">
          <table:table-cell table:formula="of:=[$Victim.$R$12]" office:value-type="float" office:value="0.125">
            <text:p>0,125</text:p>
          </table:table-cell>
          <table:table-cell table:formula="of:=[$Attacker.$R$12]" office:value-type="float" office:value="8.875">
            <text:p>8,875</text:p>
          </table:table-cell>
          <table:table-cell/>
          <table:table-cell table:formula="of:=[$Victim.$S$12]" office:value-type="float" office:value="0.484122918275927">
            <text:p>0,4841229183</text:p>
          </table:table-cell>
          <table:table-cell table:formula="of:=[$Attacker.$S$12]" office:value-type="float" office:value="32.8326723706737">
            <text:p>32,8326723707</text:p>
          </table:table-cell>
          <table:table-cell table:number-columns-repeated="4"/>
        </table:table-row>
        <table:table-row table:style-name="ro2">
          <table:table-cell table:formula="of:=[$Victim.$R$13]" office:value-type="float" office:value="0">
            <text:p>0</text:p>
          </table:table-cell>
          <table:table-cell table:formula="of:=[$Attacker.$R$13]" office:value-type="float" office:value="21.5">
            <text:p>21,5</text:p>
          </table:table-cell>
          <table:table-cell/>
          <table:table-cell table:formula="of:=[$Victim.$S$13]" office:value-type="float" office:value="0">
            <text:p>0</text:p>
          </table:table-cell>
          <table:table-cell table:formula="of:=[$Attacker.$S$13]" office:value-type="float" office:value="59.4632239287444">
            <text:p>59,4632239287</text:p>
          </table:table-cell>
          <table:table-cell table:number-columns-repeated="4"/>
        </table:table-row>
        <table:table-row table:style-name="ro2">
          <table:table-cell table:formula="of:=[$Victim.$R$14]" office:value-type="float" office:value="0">
            <text:p>0</text:p>
          </table:table-cell>
          <table:table-cell table:formula="of:=[$Attacker.$R$14]" office:value-type="float" office:value="36.75">
            <text:p>36,75</text:p>
          </table:table-cell>
          <table:table-cell/>
          <table:table-cell table:formula="of:=[$Victim.$S$14]" office:value-type="float" office:value="0">
            <text:p>0</text:p>
          </table:table-cell>
          <table:table-cell table:formula="of:=[$Attacker.$S$14]" office:value-type="float" office:value="79.1537270126935">
            <text:p>79,1537270127</text:p>
          </table:table-cell>
          <table:table-cell table:number-columns-repeated="4"/>
        </table:table-row>
        <table:table-row table:style-name="ro2">
          <table:table-cell table:formula="of:=[$Victim.$R$15]" office:value-type="float" office:value="28.625">
            <text:p>28,625</text:p>
          </table:table-cell>
          <table:table-cell table:formula="of:=[$Attacker.$R$15]" office:value-type="float" office:value="83.9375">
            <text:p>83,9375</text:p>
          </table:table-cell>
          <table:table-cell/>
          <table:table-cell table:formula="of:=[$Victim.$S$15]" office:value-type="float" office:value="33.5761727270992">
            <text:p>33,5761727271</text:p>
          </table:table-cell>
          <table:table-cell table:formula="of:=[$Attacker.$S$15]" office:value-type="float" office:value="84.4996070626959">
            <text:p>84,4996070627</text:p>
          </table:table-cell>
          <table:table-cell table:number-columns-repeated="4"/>
        </table:table-row>
        <table:table-row table:style-name="ro2">
          <table:table-cell table:formula="of:=[$Victim.$R$16]" office:value-type="float" office:value="220.75">
            <text:p>220,75</text:p>
          </table:table-cell>
          <table:table-cell table:formula="of:=[$Attacker.$R$16]" office:value-type="float" office:value="210.8125">
            <text:p>210,8125</text:p>
          </table:table-cell>
          <table:table-cell/>
          <table:table-cell table:formula="of:=[$Victim.$S$16]" office:value-type="float" office:value="20.6382533175654">
            <text:p>20,6382533176</text:p>
          </table:table-cell>
          <table:table-cell table:formula="of:=[$Attacker.$S$16]" office:value-type="float" office:value="38.5879170693366">
            <text:p>38,5879170693</text:p>
          </table:table-cell>
          <table:table-cell table:number-columns-repeated="4"/>
        </table:table-row>
        <table:table-row table:style-name="ro5">
          <table:table-cell table:formula="of:=[$Victim.$R$17]" office:value-type="float" office:value="216.5">
            <text:p>216,5</text:p>
          </table:table-cell>
          <table:table-cell table:formula="of:=[$Attacker.$R$17]" office:value-type="float" office:value="202.5625">
            <text:p>202,5625</text:p>
          </table:table-cell>
          <table:table-cell/>
          <table:table-cell table:formula="of:=[$Victim.$S$17]" office:value-type="float" office:value="30.385029208477">
            <text:p>30,3850292085</text:p>
          </table:table-cell>
          <table:table-cell table:formula="of:=[$Attacker.$S$17]" office:value-type="float" office:value="36.7745984852316">
            <text:p>36,7745984852</text:p>
          </table:table-cell>
          <table:table-cell table:number-columns-repeated="2"/>
          <table:table-cell office:value-type="string">
            <text:p>qtd Attacker</text:p>
          </table:table-cell>
          <table:table-cell table:formula="of:=SUM([.B2:.B500])" office:value-type="float" office:value="10520.0267857143">
            <text:p>10520,0267857143</text:p>
          </table:table-cell>
        </table:table-row>
        <table:table-row table:style-name="ro5">
          <table:table-cell table:formula="of:=[$Victim.$R$18]" office:value-type="float" office:value="168.5625">
            <text:p>168,5625</text:p>
          </table:table-cell>
          <table:table-cell table:formula="of:=[$Attacker.$R$18]" office:value-type="float" office:value="177">
            <text:p>177</text:p>
          </table:table-cell>
          <table:table-cell/>
          <table:table-cell table:formula="of:=[$Victim.$S$18]" office:value-type="float" office:value="80.0780624999756">
            <text:p>80,0780625</text:p>
          </table:table-cell>
          <table:table-cell table:formula="of:=[$Attacker.$S$18]" office:value-type="float" office:value="41.1491190671198">
            <text:p>41,1491190671</text:p>
          </table:table-cell>
          <table:table-cell table:number-columns-repeated="2"/>
          <table:table-cell office:value-type="string">
            <text:p>qtd Victim</text:p>
          </table:table-cell>
          <table:table-cell table:formula="of:=SUM([.A2:.A500])" office:value-type="float" office:value="1348.23525641026">
            <text:p>1348,2352564103</text:p>
          </table:table-cell>
        </table:table-row>
        <table:table-row table:style-name="ro2">
          <table:table-cell table:formula="of:=[$Victim.$R$19]" office:value-type="float" office:value="110.6875">
            <text:p>110,6875</text:p>
          </table:table-cell>
          <table:table-cell table:formula="of:=[$Attacker.$R$19]" office:value-type="float" office:value="168.4375">
            <text:p>168,4375</text:p>
          </table:table-cell>
          <table:table-cell/>
          <table:table-cell table:formula="of:=[$Victim.$S$19]" office:value-type="float" office:value="100.817110867898">
            <text:p>100,8171108679</text:p>
          </table:table-cell>
          <table:table-cell table:formula="of:=[$Attacker.$S$19]" office:value-type="float" office:value="32.6649061494136">
            <text:p>32,6649061494</text:p>
          </table:table-cell>
          <table:table-cell table:number-columns-repeated="4"/>
        </table:table-row>
        <table:table-row table:style-name="ro2">
          <table:table-cell table:formula="of:=[$Victim.$R$20]" office:value-type="float" office:value="56.6666666666667">
            <text:p>56,6666666667</text:p>
          </table:table-cell>
          <table:table-cell table:formula="of:=[$Attacker.$R$20]" office:value-type="float" office:value="172.5625">
            <text:p>172,5625</text:p>
          </table:table-cell>
          <table:table-cell/>
          <table:table-cell table:formula="of:=[$Victim.$S$20]" office:value-type="float" office:value="74.0640558908301">
            <text:p>74,0640558908</text:p>
          </table:table-cell>
          <table:table-cell table:formula="of:=[$Attacker.$S$20]" office:value-type="float" office:value="33.6507220390588">
            <text:p>33,6507220391</text:p>
          </table:table-cell>
          <table:table-cell table:number-columns-repeated="4"/>
        </table:table-row>
        <table:table-row table:style-name="ro2">
          <table:table-cell table:formula="of:=[$Victim.$R$21]" office:value-type="float" office:value="45.7333333333333">
            <text:p>45,7333333333</text:p>
          </table:table-cell>
          <table:table-cell table:formula="of:=[$Attacker.$R$21]" office:value-type="float" office:value="168.4375">
            <text:p>168,4375</text:p>
          </table:table-cell>
          <table:table-cell/>
          <table:table-cell table:formula="of:=[$Victim.$S$21]" office:value-type="float" office:value="58.9659594596747">
            <text:p>58,9659594597</text:p>
          </table:table-cell>
          <table:table-cell table:formula="of:=[$Attacker.$S$21]" office:value-type="float" office:value="27.5816260171513">
            <text:p>27,5816260172</text:p>
          </table:table-cell>
          <table:table-cell table:number-columns-repeated="4"/>
        </table:table-row>
        <table:table-row table:style-name="ro2">
          <table:table-cell table:formula="of:=[$Victim.$R$22]" office:value-type="float" office:value="49.8666666666667">
            <text:p>49,8666666667</text:p>
          </table:table-cell>
          <table:table-cell table:formula="of:=[$Attacker.$R$22]" office:value-type="float" office:value="166.0625">
            <text:p>166,0625</text:p>
          </table:table-cell>
          <table:table-cell/>
          <table:table-cell table:formula="of:=[$Victim.$S$22]" office:value-type="float" office:value="79.6802202557197">
            <text:p>79,6802202557</text:p>
          </table:table-cell>
          <table:table-cell table:formula="of:=[$Attacker.$S$22]" office:value-type="float" office:value="25.5550111279569">
            <text:p>25,555011128</text:p>
          </table:table-cell>
          <table:table-cell table:number-columns-repeated="4"/>
        </table:table-row>
        <table:table-row table:style-name="ro2">
          <table:table-cell table:formula="of:=[$Victim.$R$23]" office:value-type="float" office:value="50.9230769230769">
            <text:p>50,9230769231</text:p>
          </table:table-cell>
          <table:table-cell table:formula="of:=[$Attacker.$R$23]" office:value-type="float" office:value="159.0625">
            <text:p>159,0625</text:p>
          </table:table-cell>
          <table:table-cell/>
          <table:table-cell table:formula="of:=[$Victim.$S$23]" office:value-type="float" office:value="78.6693038929416">
            <text:p>78,6693038929</text:p>
          </table:table-cell>
          <table:table-cell table:formula="of:=[$Attacker.$S$23]" office:value-type="float" office:value="18.9158291848388">
            <text:p>18,9158291848</text:p>
          </table:table-cell>
          <table:table-cell table:number-columns-repeated="4"/>
        </table:table-row>
        <table:table-row table:style-name="ro2">
          <table:table-cell table:formula="of:=[$Victim.$R$24]" office:value-type="float" office:value="38.1538461538461">
            <text:p>38,1538461538</text:p>
          </table:table-cell>
          <table:table-cell table:formula="of:=[$Attacker.$R$24]" office:value-type="float" office:value="153">
            <text:p>153</text:p>
          </table:table-cell>
          <table:table-cell/>
          <table:table-cell table:formula="of:=[$Victim.$S$24]" office:value-type="float" office:value="65.3873076368801">
            <text:p>65,3873076369</text:p>
          </table:table-cell>
          <table:table-cell table:formula="of:=[$Attacker.$S$24]" office:value-type="float" office:value="15.0416089564913">
            <text:p>15,0416089565</text:p>
          </table:table-cell>
          <table:table-cell table:number-columns-repeated="4"/>
        </table:table-row>
        <table:table-row table:style-name="ro2">
          <table:table-cell table:formula="of:=[$Victim.$R$25]" office:value-type="float" office:value="40.6">
            <text:p>40,6</text:p>
          </table:table-cell>
          <table:table-cell table:formula="of:=[$Attacker.$R$25]" office:value-type="float" office:value="158.6875">
            <text:p>158,6875</text:p>
          </table:table-cell>
          <table:table-cell/>
          <table:table-cell table:formula="of:=[$Victim.$S$25]" office:value-type="float" office:value="49.4303487242403">
            <text:p>49,4303487242</text:p>
          </table:table-cell>
          <table:table-cell table:formula="of:=[$Attacker.$S$25]" office:value-type="float" office:value="18.6504649740965">
            <text:p>18,6504649741</text:p>
          </table:table-cell>
          <table:table-cell table:number-columns-repeated="4"/>
        </table:table-row>
        <table:table-row table:style-name="ro2">
          <table:table-cell table:formula="of:=[$Victim.$R$26]" office:value-type="float" office:value="33">
            <text:p>33</text:p>
          </table:table-cell>
          <table:table-cell table:formula="of:=[$Attacker.$R$26]" office:value-type="float" office:value="156.625">
            <text:p>156,625</text:p>
          </table:table-cell>
          <table:table-cell/>
          <table:table-cell table:formula="of:=[$Victim.$S$26]" office:value-type="float" office:value="51.1395150544078">
            <text:p>51,1395150544</text:p>
          </table:table-cell>
          <table:table-cell table:formula="of:=[$Attacker.$S$26]" office:value-type="float" office:value="18.7479165509131">
            <text:p>18,7479165509</text:p>
          </table:table-cell>
          <table:table-cell table:number-columns-repeated="4"/>
        </table:table-row>
        <table:table-row table:style-name="ro2">
          <table:table-cell table:formula="of:=[$Victim.$R$27]" office:value-type="float" office:value="78.6666666666667">
            <text:p>78,6666666667</text:p>
          </table:table-cell>
          <table:table-cell table:formula="of:=[$Attacker.$R$27]" office:value-type="float" office:value="157.8125">
            <text:p>157,8125</text:p>
          </table:table-cell>
          <table:table-cell/>
          <table:table-cell table:formula="of:=[$Victim.$S$27]" office:value-type="float" office:value="65.6905624880774">
            <text:p>65,6905624881</text:p>
          </table:table-cell>
          <table:table-cell table:formula="of:=[$Attacker.$S$27]" office:value-type="float" office:value="19.6666556320591">
            <text:p>19,6666556321</text:p>
          </table:table-cell>
          <table:table-cell table:number-columns-repeated="4"/>
        </table:table-row>
        <table:table-row table:style-name="ro2">
          <table:table-cell table:formula="of:=[$Victim.$R$28]" office:value-type="float" office:value="80">
            <text:p>80</text:p>
          </table:table-cell>
          <table:table-cell table:formula="of:=[$Attacker.$R$28]" office:value-type="float" office:value="151.5">
            <text:p>151,5</text:p>
          </table:table-cell>
          <table:table-cell/>
          <table:table-cell table:formula="of:=[$Victim.$S$28]" office:value-type="float" office:value="57.5977430113368">
            <text:p>57,5977430113</text:p>
          </table:table-cell>
          <table:table-cell table:formula="of:=[$Attacker.$S$28]" office:value-type="float" office:value="13.6014705087354">
            <text:p>13,6014705087</text:p>
          </table:table-cell>
          <table:table-cell table:number-columns-repeated="4"/>
        </table:table-row>
        <table:table-row table:style-name="ro2">
          <table:table-cell table:formula="of:=[$Victim.$R$29]" office:value-type="float" office:value="21">
            <text:p>21</text:p>
          </table:table-cell>
          <table:table-cell table:formula="of:=[$Attacker.$R$29]" office:value-type="float" office:value="151.8125">
            <text:p>151,8125</text:p>
          </table:table-cell>
          <table:table-cell/>
          <table:table-cell table:formula="of:=[$Victim.$S$29]" office:value-type="float" office:value="12.2039952474589">
            <text:p>12,2039952475</text:p>
          </table:table-cell>
          <table:table-cell table:formula="of:=[$Attacker.$S$29]" office:value-type="float" office:value="7.1258223209676">
            <text:p>7,125822321</text:p>
          </table:table-cell>
          <table:table-cell table:number-columns-repeated="4"/>
        </table:table-row>
        <table:table-row table:style-name="ro2">
          <table:table-cell table:formula="of:=[$Victim.$R$30]" office:value-type="float" office:value="26">
            <text:p>26</text:p>
          </table:table-cell>
          <table:table-cell table:formula="of:=[$Attacker.$R$30]" office:value-type="float" office:value="151.5625">
            <text:p>151,5625</text:p>
          </table:table-cell>
          <table:table-cell/>
          <table:table-cell table:formula="of:=[$Victim.$S$30]" office:value-type="float" office:value="14.5688022843335">
            <text:p>14,5688022843</text:p>
          </table:table-cell>
          <table:table-cell table:formula="of:=[$Attacker.$S$30]" office:value-type="float" office:value="6.69858893723148">
            <text:p>6,6985889372</text:p>
          </table:table-cell>
          <table:table-cell table:number-columns-repeated="4"/>
        </table:table-row>
        <table:table-row table:style-name="ro2">
          <table:table-cell table:formula="of:=[$Victim.$R$31]" office:value-type="float" office:value="13.5">
            <text:p>13,5</text:p>
          </table:table-cell>
          <table:table-cell table:formula="of:=[$Attacker.$R$31]" office:value-type="float" office:value="151.4375">
            <text:p>151,4375</text:p>
          </table:table-cell>
          <table:table-cell/>
          <table:table-cell table:formula="of:=[$Victim.$S$31]" office:value-type="float" office:value="9.29297449689818">
            <text:p>9,2929744969</text:p>
          </table:table-cell>
          <table:table-cell table:formula="of:=[$Attacker.$S$31]" office:value-type="float" office:value="7.13239747560384">
            <text:p>7,1323974756</text:p>
          </table:table-cell>
          <table:table-cell table:number-columns-repeated="4"/>
        </table:table-row>
        <table:table-row table:style-name="ro2">
          <table:table-cell table:formula="of:=[$Victim.$R$32]" office:value-type="float" office:value="21">
            <text:p>21</text:p>
          </table:table-cell>
          <table:table-cell table:formula="of:=[$Attacker.$R$32]" office:value-type="float" office:value="152.6875">
            <text:p>152,6875</text:p>
          </table:table-cell>
          <table:table-cell/>
          <table:table-cell table:formula="of:=[$Victim.$S$32]" office:value-type="float" office:value="6.95409052285056">
            <text:p>6,9540905229</text:p>
          </table:table-cell>
          <table:table-cell table:formula="of:=[$Attacker.$S$32]" office:value-type="float" office:value="5.83865085015366">
            <text:p>5,8386508502</text:p>
          </table:table-cell>
          <table:table-cell table:number-columns-repeated="4"/>
        </table:table-row>
        <table:table-row table:style-name="ro2">
          <table:table-cell table:formula="of:=[$Victim.$R$33]" office:value-type="float" office:value="6">
            <text:p>6</text:p>
          </table:table-cell>
          <table:table-cell table:formula="of:=[$Attacker.$R$33]" office:value-type="float" office:value="150.1875">
            <text:p>150,1875</text:p>
          </table:table-cell>
          <table:table-cell/>
          <table:table-cell table:formula="of:=[$Victim.$S$33]" office:value-type="float" office:value="1.45236875482778">
            <text:p>1,4523687548</text:p>
          </table:table-cell>
          <table:table-cell table:formula="of:=[$Attacker.$S$33]" office:value-type="float" office:value="6.88493600188121">
            <text:p>6,8849360019</text:p>
          </table:table-cell>
          <table:table-cell table:number-columns-repeated="4"/>
        </table:table-row>
        <table:table-row table:style-name="ro2">
          <table:table-cell table:formula="of:=[$Victim.$R$34]" office:value-type="float" office:value="16">
            <text:p>16</text:p>
          </table:table-cell>
          <table:table-cell table:formula="of:=[$Attacker.$R$34]" office:value-type="float" office:value="150.75">
            <text:p>150,75</text:p>
          </table:table-cell>
          <table:table-cell/>
          <table:table-cell table:formula="of:=[$Victim.$S$34]" office:value-type="float" office:value="3.87298334620742">
            <text:p>3,8729833462</text:p>
          </table:table-cell>
          <table:table-cell table:formula="of:=[$Attacker.$S$34]" office:value-type="float" office:value="8.12019088445586">
            <text:p>8,1201908845</text:p>
          </table:table-cell>
          <table:table-cell table:number-columns-repeated="4"/>
        </table:table-row>
        <table:table-row table:style-name="ro2">
          <table:table-cell table:formula="of:=[$Victim.$R$35]" office:value-type="float" office:value="12">
            <text:p>12</text:p>
          </table:table-cell>
          <table:table-cell table:formula="of:=[$Attacker.$R$35]" office:value-type="float" office:value="152.375">
            <text:p>152,375</text:p>
          </table:table-cell>
          <table:table-cell/>
          <table:table-cell table:formula="of:=[$Victim.$S$35]" office:value-type="float" office:value="2.90473750965556">
            <text:p>2,9047375097</text:p>
          </table:table-cell>
          <table:table-cell table:formula="of:=[$Attacker.$S$35]" office:value-type="float" office:value="5.77575752607396">
            <text:p>5,775757526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36]" office:value-type="float" office:value="151.8125">
            <text:p>151,8125</text:p>
          </table:table-cell>
          <table:table-cell table:number-columns-repeated="2"/>
          <table:table-cell table:formula="of:=[$Attacker.$S$36]" office:value-type="float" office:value="6.65412231252177">
            <text:p>6,654122312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37]" office:value-type="float" office:value="153.3125">
            <text:p>153,3125</text:p>
          </table:table-cell>
          <table:table-cell table:number-columns-repeated="2"/>
          <table:table-cell table:formula="of:=[$Attacker.$S$37]" office:value-type="float" office:value="6.4003784067819">
            <text:p>6,400378406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38]" office:value-type="float" office:value="152.5625">
            <text:p>152,5625</text:p>
          </table:table-cell>
          <table:table-cell table:number-columns-repeated="2"/>
          <table:table-cell table:formula="of:=[$Attacker.$S$38]" office:value-type="float" office:value="5.66754741929876">
            <text:p>5,667547419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39]" office:value-type="float" office:value="151.0625">
            <text:p>151,0625</text:p>
          </table:table-cell>
          <table:table-cell table:number-columns-repeated="2"/>
          <table:table-cell table:formula="of:=[$Attacker.$S$39]" office:value-type="float" office:value="7.16300172762788">
            <text:p>7,163001727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0]" office:value-type="float" office:value="151.75">
            <text:p>151,75</text:p>
          </table:table-cell>
          <table:table-cell table:number-columns-repeated="2"/>
          <table:table-cell table:formula="of:=[$Attacker.$S$40]" office:value-type="float" office:value="6.58122329054409">
            <text:p>6,581223290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1]" office:value-type="float" office:value="154.1875">
            <text:p>154,1875</text:p>
          </table:table-cell>
          <table:table-cell table:number-columns-repeated="2"/>
          <table:table-cell table:formula="of:=[$Attacker.$S$41]" office:value-type="float" office:value="4.97768457719048">
            <text:p>4,977684577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2]" office:value-type="float" office:value="155.0625">
            <text:p>155,0625</text:p>
          </table:table-cell>
          <table:table-cell table:number-columns-repeated="2"/>
          <table:table-cell table:formula="of:=[$Attacker.$S$42]" office:value-type="float" office:value="5.45972469544024">
            <text:p>5,459724695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3]" office:value-type="float" office:value="152.875">
            <text:p>152,875</text:p>
          </table:table-cell>
          <table:table-cell table:number-columns-repeated="2"/>
          <table:table-cell table:formula="of:=[$Attacker.$S$43]" office:value-type="float" office:value="5.68853012649138">
            <text:p>5,688530126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4]" office:value-type="float" office:value="153">
            <text:p>153</text:p>
          </table:table-cell>
          <table:table-cell table:number-columns-repeated="2"/>
          <table:table-cell table:formula="of:=[$Attacker.$S$44]" office:value-type="float" office:value="6.28490254498827">
            <text:p>6,28490254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5]" office:value-type="float" office:value="153.375">
            <text:p>153,375</text:p>
          </table:table-cell>
          <table:table-cell table:number-columns-repeated="2"/>
          <table:table-cell table:formula="of:=[$Attacker.$S$45]" office:value-type="float" office:value="5.57757787933078">
            <text:p>5,577577879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6]" office:value-type="float" office:value="152.75">
            <text:p>152,75</text:p>
          </table:table-cell>
          <table:table-cell table:number-columns-repeated="2"/>
          <table:table-cell table:formula="of:=[$Attacker.$S$46]" office:value-type="float" office:value="5.53962995154008">
            <text:p>5,539629951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7]" office:value-type="float" office:value="153.8125">
            <text:p>153,8125</text:p>
          </table:table-cell>
          <table:table-cell table:number-columns-repeated="2"/>
          <table:table-cell table:formula="of:=[$Attacker.$S$47]" office:value-type="float" office:value="5.46830355320551">
            <text:p>5,468303553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8]" office:value-type="float" office:value="153.75">
            <text:p>153,75</text:p>
          </table:table-cell>
          <table:table-cell table:number-columns-repeated="2"/>
          <table:table-cell table:formula="of:=[$Attacker.$S$48]" office:value-type="float" office:value="5.53962995154008">
            <text:p>5,539629951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49]" office:value-type="float" office:value="153.125">
            <text:p>153,125</text:p>
          </table:table-cell>
          <table:table-cell table:number-columns-repeated="2"/>
          <table:table-cell table:formula="of:=[$Attacker.$S$49]" office:value-type="float" office:value="7.63933079529876">
            <text:p>7,639330795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0]" office:value-type="float" office:value="153.75">
            <text:p>153,75</text:p>
          </table:table-cell>
          <table:table-cell table:number-columns-repeated="2"/>
          <table:table-cell table:formula="of:=[$Attacker.$S$50]" office:value-type="float" office:value="7.4791376508258">
            <text:p>7,479137650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1]" office:value-type="float" office:value="153">
            <text:p>153</text:p>
          </table:table-cell>
          <table:table-cell table:number-columns-repeated="2"/>
          <table:table-cell table:formula="of:=[$Attacker.$S$51]" office:value-type="float" office:value="6.9462219947249">
            <text:p>6,9462219947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2]" office:value-type="float" office:value="152.375">
            <text:p>152,375</text:p>
          </table:table-cell>
          <table:table-cell table:number-columns-repeated="2"/>
          <table:table-cell table:formula="of:=[$Attacker.$S$52]" office:value-type="float" office:value="7.52392018830609">
            <text:p>7,523920188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3]" office:value-type="float" office:value="153.875">
            <text:p>153,875</text:p>
          </table:table-cell>
          <table:table-cell table:number-columns-repeated="2"/>
          <table:table-cell table:formula="of:=[$Attacker.$S$53]" office:value-type="float" office:value="3.91910385164772">
            <text:p>3,919103851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4]" office:value-type="float" office:value="153.5">
            <text:p>153,5</text:p>
          </table:table-cell>
          <table:table-cell table:number-columns-repeated="2"/>
          <table:table-cell table:formula="of:=[$Attacker.$S$54]" office:value-type="float" office:value="4.40170421541475">
            <text:p>4,401704215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5]" office:value-type="float" office:value="153.8125">
            <text:p>153,8125</text:p>
          </table:table-cell>
          <table:table-cell table:number-columns-repeated="2"/>
          <table:table-cell table:formula="of:=[$Attacker.$S$55]" office:value-type="float" office:value="4.50303716951126">
            <text:p>4,503037169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6]" office:value-type="float" office:value="152.75">
            <text:p>152,75</text:p>
          </table:table-cell>
          <table:table-cell table:number-columns-repeated="2"/>
          <table:table-cell table:formula="of:=[$Attacker.$S$56]" office:value-type="float" office:value="6.8053287944081">
            <text:p>6,805328794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7]" office:value-type="float" office:value="152.0625">
            <text:p>152,0625</text:p>
          </table:table-cell>
          <table:table-cell table:number-columns-repeated="2"/>
          <table:table-cell table:formula="of:=[$Attacker.$S$57]" office:value-type="float" office:value="6.76820461791752">
            <text:p>6,768204617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8]" office:value-type="float" office:value="153.3125">
            <text:p>153,3125</text:p>
          </table:table-cell>
          <table:table-cell table:number-columns-repeated="2"/>
          <table:table-cell table:formula="of:=[$Attacker.$S$58]" office:value-type="float" office:value="6.11063366190447">
            <text:p>6,110633661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59]" office:value-type="float" office:value="153.6875">
            <text:p>153,6875</text:p>
          </table:table-cell>
          <table:table-cell table:number-columns-repeated="2"/>
          <table:table-cell table:formula="of:=[$Attacker.$S$59]" office:value-type="float" office:value="6.85309008769037">
            <text:p>6,8530900877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0]" office:value-type="float" office:value="153.25">
            <text:p>153,25</text:p>
          </table:table-cell>
          <table:table-cell table:number-columns-repeated="2"/>
          <table:table-cell table:formula="of:=[$Attacker.$S$60]" office:value-type="float" office:value="5.0062460986252">
            <text:p>5,006246098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1]" office:value-type="float" office:value="154.5">
            <text:p>154,5</text:p>
          </table:table-cell>
          <table:table-cell table:number-columns-repeated="2"/>
          <table:table-cell table:formula="of:=[$Attacker.$S$61]" office:value-type="float" office:value="4.47213595499958">
            <text:p>4,47213595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2]" office:value-type="float" office:value="155.0625">
            <text:p>155,0625</text:p>
          </table:table-cell>
          <table:table-cell table:number-columns-repeated="2"/>
          <table:table-cell table:formula="of:=[$Attacker.$S$62]" office:value-type="float" office:value="4.52035327712337">
            <text:p>4,520353277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3]" office:value-type="float" office:value="152.875">
            <text:p>152,875</text:p>
          </table:table-cell>
          <table:table-cell table:number-columns-repeated="2"/>
          <table:table-cell table:formula="of:=[$Attacker.$S$63]" office:value-type="float" office:value="5.15842757049084">
            <text:p>5,158427570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4]" office:value-type="float" office:value="153">
            <text:p>153</text:p>
          </table:table-cell>
          <table:table-cell table:number-columns-repeated="2"/>
          <table:table-cell table:formula="of:=[$Attacker.$S$64]" office:value-type="float" office:value="5.47722557505166">
            <text:p>5,477225575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5]" office:value-type="float" office:value="150.75">
            <text:p>150,75</text:p>
          </table:table-cell>
          <table:table-cell table:number-columns-repeated="2"/>
          <table:table-cell table:formula="of:=[$Attacker.$S$65]" office:value-type="float" office:value="8.67827747885489">
            <text:p>8,678277478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6]" office:value-type="float" office:value="149.9375">
            <text:p>149,9375</text:p>
          </table:table-cell>
          <table:table-cell table:number-columns-repeated="2"/>
          <table:table-cell table:formula="of:=[$Attacker.$S$66]" office:value-type="float" office:value="6.65647006678465">
            <text:p>6,656470066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7]" office:value-type="float" office:value="151.25">
            <text:p>151,25</text:p>
          </table:table-cell>
          <table:table-cell table:number-columns-repeated="2"/>
          <table:table-cell table:formula="of:=[$Attacker.$S$67]" office:value-type="float" office:value="7.90174031463955">
            <text:p>7,901740314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8]" office:value-type="float" office:value="151.875">
            <text:p>151,875</text:p>
          </table:table-cell>
          <table:table-cell table:number-columns-repeated="2"/>
          <table:table-cell table:formula="of:=[$Attacker.$S$68]" office:value-type="float" office:value="8.06128866869311">
            <text:p>8,0612886687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69]" office:value-type="float" office:value="154.3125">
            <text:p>154,3125</text:p>
          </table:table-cell>
          <table:table-cell table:number-columns-repeated="2"/>
          <table:table-cell table:formula="of:=[$Attacker.$S$69]" office:value-type="float" office:value="5.26448893530987">
            <text:p>5,264488935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0]" office:value-type="float" office:value="154.5">
            <text:p>154,5</text:p>
          </table:table-cell>
          <table:table-cell table:number-columns-repeated="2"/>
          <table:table-cell table:formula="of:=[$Attacker.$S$70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1]" office:value-type="float" office:value="151.375">
            <text:p>151,375</text:p>
          </table:table-cell>
          <table:table-cell table:number-columns-repeated="2"/>
          <table:table-cell table:formula="of:=[$Attacker.$S$71]" office:value-type="float" office:value="6.45053292372033">
            <text:p>6,4505329237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2]" office:value-type="float" office:value="152.9375">
            <text:p>152,9375</text:p>
          </table:table-cell>
          <table:table-cell table:number-columns-repeated="2"/>
          <table:table-cell table:formula="of:=[$Attacker.$S$72]" office:value-type="float" office:value="3.34418805541794">
            <text:p>3,344188055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3]" office:value-type="float" office:value="152.1875">
            <text:p>152,1875</text:p>
          </table:table-cell>
          <table:table-cell table:number-columns-repeated="2"/>
          <table:table-cell table:formula="of:=[$Attacker.$S$73]" office:value-type="float" office:value="4.95250883391438">
            <text:p>4,952508833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4]" office:value-type="float" office:value="153.625">
            <text:p>153,625</text:p>
          </table:table-cell>
          <table:table-cell table:number-columns-repeated="2"/>
          <table:table-cell table:formula="of:=[$Attacker.$S$74]" office:value-type="float" office:value="5.06057061999929">
            <text:p>5,0605706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5]" office:value-type="float" office:value="153.3125">
            <text:p>153,3125</text:p>
          </table:table-cell>
          <table:table-cell table:number-columns-repeated="2"/>
          <table:table-cell table:formula="of:=[$Attacker.$S$75]" office:value-type="float" office:value="5.34694714299665">
            <text:p>5,34694714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6]" office:value-type="float" office:value="152.75">
            <text:p>152,75</text:p>
          </table:table-cell>
          <table:table-cell table:number-columns-repeated="2"/>
          <table:table-cell table:formula="of:=[$Attacker.$S$76]" office:value-type="float" office:value="4.87980532398578">
            <text:p>4,87980532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7]" office:value-type="float" office:value="153.8125">
            <text:p>153,8125</text:p>
          </table:table-cell>
          <table:table-cell table:number-columns-repeated="2"/>
          <table:table-cell table:formula="of:=[$Attacker.$S$77]" office:value-type="float" office:value="5.01521123682742">
            <text:p>5,015211236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8]" office:value-type="float" office:value="142.875">
            <text:p>142,875</text:p>
          </table:table-cell>
          <table:table-cell table:number-columns-repeated="2"/>
          <table:table-cell table:formula="of:=[$Attacker.$S$78]" office:value-type="float" office:value="33.0943254199266">
            <text:p>33,094325419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79]" office:value-type="float" office:value="125.1875">
            <text:p>125,1875</text:p>
          </table:table-cell>
          <table:table-cell table:number-columns-repeated="2"/>
          <table:table-cell table:formula="of:=[$Attacker.$S$79]" office:value-type="float" office:value="52.9825664133968">
            <text:p>52,982566413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0]" office:value-type="float" office:value="112.875">
            <text:p>112,875</text:p>
          </table:table-cell>
          <table:table-cell table:number-columns-repeated="2"/>
          <table:table-cell table:formula="of:=[$Attacker.$S$80]" office:value-type="float" office:value="65.2522748645593">
            <text:p>65,252274864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1]" office:value-type="float" office:value="109.0625">
            <text:p>109,0625</text:p>
          </table:table-cell>
          <table:table-cell table:number-columns-repeated="2"/>
          <table:table-cell table:formula="of:=[$Attacker.$S$81]" office:value-type="float" office:value="63.1817504802613">
            <text:p>63,181750480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2]" office:value-type="float" office:value="95.6875">
            <text:p>95,6875</text:p>
          </table:table-cell>
          <table:table-cell table:number-columns-repeated="2"/>
          <table:table-cell table:formula="of:=[$Attacker.$S$82]" office:value-type="float" office:value="59.4713363205334">
            <text:p>59,471336320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3]" office:value-type="float" office:value="39">
            <text:p>39</text:p>
          </table:table-cell>
          <table:table-cell table:number-columns-repeated="2"/>
          <table:table-cell table:formula="of:=[$Attacker.$S$83]" office:value-type="float" office:value="62.003024119796">
            <text:p>62,003024119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4]" office:value-type="float" office:value="33.0625">
            <text:p>33,0625</text:p>
          </table:table-cell>
          <table:table-cell table:number-columns-repeated="2"/>
          <table:table-cell table:formula="of:=[$Attacker.$S$84]" office:value-type="float" office:value="57.8840098278445">
            <text:p>57,884009827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5]" office:value-type="float" office:value="0.5">
            <text:p>0,5</text:p>
          </table:table-cell>
          <table:table-cell table:number-columns-repeated="2"/>
          <table:table-cell table:formula="of:=[$Attacker.$S$85]" office:value-type="float" office:value="1.93649167310371">
            <text:p>1,936491673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6]" office:value-type="float" office:value="0">
            <text:p>0</text:p>
          </table:table-cell>
          <table:table-cell table:number-columns-repeated="2"/>
          <table:table-cell table:formula="of:=[$Attacker.$S$86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7]" office:value-type="float" office:value="0">
            <text:p>0</text:p>
          </table:table-cell>
          <table:table-cell table:number-columns-repeated="2"/>
          <table:table-cell table:formula="of:=[$Attacker.$S$87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8]" office:value-type="float" office:value="0.375">
            <text:p>0,375</text:p>
          </table:table-cell>
          <table:table-cell table:number-columns-repeated="2"/>
          <table:table-cell table:formula="of:=[$Attacker.$S$88]" office:value-type="float" office:value="0.992156741649221">
            <text:p>0,992156741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89]" office:value-type="float" office:value="0.5">
            <text:p>0,5</text:p>
          </table:table-cell>
          <table:table-cell table:number-columns-repeated="2"/>
          <table:table-cell table:formula="of:=[$Attacker.$S$89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0]" office:value-type="float" office:value="0.25">
            <text:p>0,25</text:p>
          </table:table-cell>
          <table:table-cell table:number-columns-repeated="2"/>
          <table:table-cell table:formula="of:=[$Attacker.$S$90]" office:value-type="float" office:value="0.433012701892219">
            <text:p>0,433012701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1]" office:value-type="float" office:value="0.25">
            <text:p>0,25</text:p>
          </table:table-cell>
          <table:table-cell table:number-columns-repeated="2"/>
          <table:table-cell table:formula="of:=[$Attacker.$S$91]" office:value-type="float" office:value="0.433012701892219">
            <text:p>0,433012701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2]" office:value-type="float" office:value="1.21428571428571">
            <text:p>1,2142857143</text:p>
          </table:table-cell>
          <table:table-cell table:number-columns-repeated="2"/>
          <table:table-cell table:formula="of:=[$Attacker.$S$92]" office:value-type="float" office:value="1.34483967445938">
            <text:p>1,344839674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3]" office:value-type="float" office:value="1.16666666666667">
            <text:p>1,1666666667</text:p>
          </table:table-cell>
          <table:table-cell table:number-columns-repeated="2"/>
          <table:table-cell table:formula="of:=[$Attacker.$S$93]" office:value-type="float" office:value="1.11102430216445">
            <text:p>1,111024302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4]" office:value-type="float" office:value="1.41666666666667">
            <text:p>1,4166666667</text:p>
          </table:table-cell>
          <table:table-cell table:number-columns-repeated="2"/>
          <table:table-cell table:formula="of:=[$Attacker.$S$94]" office:value-type="float" office:value="1.02887985207215">
            <text:p>1,028879852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5]" office:value-type="float" office:value="1.16666666666667">
            <text:p>1,1666666667</text:p>
          </table:table-cell>
          <table:table-cell table:number-columns-repeated="2"/>
          <table:table-cell table:formula="of:=[$Attacker.$S$95]" office:value-type="float" office:value="0.695970545353753">
            <text:p>0,695970545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6]" office:value-type="float" office:value="1">
            <text:p>1</text:p>
          </table:table-cell>
          <table:table-cell table:number-columns-repeated="2"/>
          <table:table-cell table:formula="of:=[$Attacker.$S$96]" office:value-type="float" office:value="0.496078370824611">
            <text:p>0,496078370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7]" office:value-type="float" office:value="1">
            <text:p>1</text:p>
          </table:table-cell>
          <table:table-cell table:number-columns-repeated="2"/>
          <table:table-cell table:formula="of:=[$Attacker.$S$97]" office:value-type="float" office:value="0.433012701892219">
            <text:p>0,4330127019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[$Attacker.$R$98]" office:value-type="float" office:value="1">
            <text:p>1</text:p>
          </table:table-cell>
          <table:table-cell table:number-columns-repeated="2"/>
          <table:table-cell table:formula="of:=[$Attacker.$S$98]" office:value-type="float" office:value="0.242061459137964">
            <text:p>0,2420614591</text:p>
          </table:table-cell>
          <table:table-cell table:number-columns-repeated="4"/>
        </table:table-row>
        <table:table-row table:style-name="ro2" table:number-rows-repeated="104847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8:18: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8:18:48</dc:date>
    <meta:generator>LibreOffice/4.0.4.2$Linux_X86_64 LibreOffice_project/9e9821abd0ffdbc09cd8c52eaa574fa09eb08f2</meta:generator>
    <meta:editing-duration>PT2M3S</meta:editing-duration>
    <meta:editing-cycles>7</meta:editing-cycles>
    <meta:document-statistic meta:table-count="3" meta:cell-count="28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Average.A1:Average.B98" chart:data-source-has-labels="row" svg:x="0.77cm" svg:y="0.855cm" svg:width="10.627cm" svg:height="7.545cm">
          <chartooo:coordinate-region svg:x="1.577cm" svg:y="1.054cm" svg:width="9.68cm" svg:height="6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98" chart:label-cell-address="Average.A1:Average.A1" chart:class="chart:line">
            <chart:data-point chart:repeated="97"/>
          </chart:series>
          <chart:series chart:style-name="ch7" chart:values-cell-range-address="Average.B2:Average.B98" chart:label-cell-address="Average.B1:Average.B1" chart:class="chart:line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625">
                <text:p>2.5625</text:p>
                <draw:g>
                  <svg:desc>Average.A2:Average.A98</svg:desc>
                </draw:g>
              </table:table-cell>
              <table:table-cell office:value-type="float" office:value="1.4375">
                <text:p>1.4375</text:p>
                <draw:g>
                  <svg:desc>Average.B2:Average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75">
                <text:p>1.4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75">
                <text:p>5.87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5">
                <text:p>1.3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75">
                <text:p>1.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625">
                <text:p>28.625</text:p>
              </table:table-cell>
              <table:table-cell office:value-type="float" office:value="83.9375">
                <text:p>83.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.75">
                <text:p>220.75</text:p>
              </table:table-cell>
              <table:table-cell office:value-type="float" office:value="210.8125">
                <text:p>210.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.5">
                <text:p>216.5</text:p>
              </table:table-cell>
              <table:table-cell office:value-type="float" office:value="202.5625">
                <text:p>202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.5625">
                <text:p>168.56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6875">
                <text:p>110.6875</text:p>
              </table:table-cell>
              <table:table-cell office:value-type="float" office:value="168.4375">
                <text:p>168.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172.5625">
                <text:p>172.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333333333333">
                <text:p>45.7333333333333</text:p>
              </table:table-cell>
              <table:table-cell office:value-type="float" office:value="168.4375">
                <text:p>168.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8666666666667">
                <text:p>49.8666666666667</text:p>
              </table:table-cell>
              <table:table-cell office:value-type="float" office:value="166.0625">
                <text:p>166.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9230769230769">
                <text:p>50.9230769230769</text:p>
              </table:table-cell>
              <table:table-cell office:value-type="float" office:value="159.0625">
                <text:p>159.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1538461538461">
                <text:p>38.15384615384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6">
                <text:p>40.6</text:p>
              </table:table-cell>
              <table:table-cell office:value-type="float" office:value="158.6875">
                <text:p>158.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156.625">
                <text:p>156.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157.8125">
                <text:p>157.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51.8125">
                <text:p>151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51.5625">
                <text:p>151.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">
                <text:p>13.5</text:p>
              </table:table-cell>
              <table:table-cell office:value-type="float" office:value="151.4375">
                <text:p>151.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52.6875">
                <text:p>152.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50.1875">
                <text:p>150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52.375">
                <text:p>152.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1.8125">
                <text:p>151.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3.3125">
                <text:p>153.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2.5625">
                <text:p>152.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51.0625">
                <text:p>151.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51.75">
                <text:p>151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54.1875">
                <text:p>154.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5.0625">
                <text:p>155.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52.875">
                <text:p>152.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53.375">
                <text:p>153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53.8125">
                <text:p>153.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3.75">
                <text:p>15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53.125">
                <text:p>153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53.75">
                <text:p>153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.375">
                <text:p>152.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3.875">
                <text:p>153.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53.8125">
                <text:p>153.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2.0625">
                <text:p>152.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3.3125">
                <text:p>153.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53.6875">
                <text:p>153.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5.0625">
                <text:p>155.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2.875">
                <text:p>152.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49.9375">
                <text:p>149.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1.25">
                <text:p>151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51.875">
                <text:p>151.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54.3125">
                <text:p>154.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51.375">
                <text:p>151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52.9375">
                <text:p>152.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52.1875">
                <text:p>152.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53.625">
                <text:p>153.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53.3125">
                <text:p>153.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53.8125">
                <text:p>153.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42.875">
                <text:p>142.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25.1875">
                <text:p>125.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12.875">
                <text:p>112.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09.0625">
                <text:p>109.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95.6875">
                <text:p>95.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3.0625">
                <text:p>33.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.21428571428571">
                <text:p>1.21428571428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8.507cm" svg:height="12.813cm" xlink:href=".." xlink:type="simple" chart:class="chart:line" chart:style-name="ch1">
        <chart:legend chart:legend-position="end" svg:x="23.168cm" svg:y="2.372cm" style:legend-expansion="high" chart:style-name="ch2"/>
        <chart:plot-area chart:style-name="ch3" table:cell-range-address="Victim.A2:Victim.Q35 Victim.B1:Victim.Q1" chart:data-source-has-labels="both" svg:x="1.02cm" svg:y="1.159cm" svg:width="21.008cm" svg:height="10.978cm">
          <chartooo:coordinate-region svg:x="1.827cm" svg:y="1.359cm" svg:width="20.015cm" svg:height="10.131cm"/>
          <chart:axis chart:dimension="x" chart:name="primary-x" chart:style-name="ch4" chartooo:axis-type="auto">
            <chartooo:date-scale/>
            <chart:categories table:cell-range-address="Victim.A2:Victim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ctim.B2:Victim.B35" chart:label-cell-address="Victim.B1:Victim.B1" chart:class="chart:line">
            <chart:data-point chart:repeated="34"/>
          </chart:series>
          <chart:series chart:style-name="ch7" chart:values-cell-range-address="Victim.C2:Victim.C35" chart:label-cell-address="Victim.C1:Victim.C1" chart:class="chart:line">
            <chart:data-point chart:repeated="34"/>
          </chart:series>
          <chart:series chart:style-name="ch8" chart:values-cell-range-address="Victim.D2:Victim.D35" chart:label-cell-address="Victim.D1:Victim.D1" chart:class="chart:line">
            <chart:data-point chart:repeated="34"/>
          </chart:series>
          <chart:series chart:style-name="ch9" chart:values-cell-range-address="Victim.E2:Victim.E35" chart:label-cell-address="Victim.E1:Victim.E1" chart:class="chart:line">
            <chart:data-point chart:repeated="34"/>
          </chart:series>
          <chart:series chart:style-name="ch10" chart:values-cell-range-address="Victim.F2:Victim.F35" chart:label-cell-address="Victim.F1:Victim.F1" chart:class="chart:line">
            <chart:data-point chart:repeated="34"/>
          </chart:series>
          <chart:series chart:style-name="ch11" chart:values-cell-range-address="Victim.G2:Victim.G35" chart:label-cell-address="Victim.G1:Victim.G1" chart:class="chart:line">
            <chart:data-point chart:repeated="34"/>
          </chart:series>
          <chart:series chart:style-name="ch12" chart:values-cell-range-address="Victim.H2:Victim.H35" chart:label-cell-address="Victim.H1:Victim.H1" chart:class="chart:line">
            <chart:data-point chart:repeated="34"/>
          </chart:series>
          <chart:series chart:style-name="ch13" chart:values-cell-range-address="Victim.I2:Victim.I35" chart:label-cell-address="Victim.I1:Victim.I1" chart:class="chart:line">
            <chart:data-point chart:repeated="34"/>
          </chart:series>
          <chart:series chart:style-name="ch14" chart:values-cell-range-address="Victim.J2:Victim.J35" chart:label-cell-address="Victim.J1:Victim.J1" chart:class="chart:line">
            <chart:data-point chart:repeated="34"/>
          </chart:series>
          <chart:series chart:style-name="ch15" chart:values-cell-range-address="Victim.K2:Victim.K35" chart:label-cell-address="Victim.K1:Victim.K1" chart:class="chart:line">
            <chart:data-point chart:repeated="34"/>
          </chart:series>
          <chart:series chart:style-name="ch16" chart:values-cell-range-address="Victim.L2:Victim.L35" chart:label-cell-address="Victim.L1:Victim.L1" chart:class="chart:line">
            <chart:data-point chart:repeated="34"/>
          </chart:series>
          <chart:series chart:style-name="ch17" chart:values-cell-range-address="Victim.M2:Victim.M35" chart:label-cell-address="Victim.M1:Victim.M1" chart:class="chart:line">
            <chart:data-point chart:repeated="34"/>
          </chart:series>
          <chart:series chart:style-name="ch18" chart:values-cell-range-address="Victim.N2:Victim.N35" chart:label-cell-address="Victim.N1:Victim.N1" chart:class="chart:line">
            <chart:data-point chart:repeated="34"/>
          </chart:series>
          <chart:series chart:style-name="ch19" chart:values-cell-range-address="Victim.O2:Victim.O35" chart:label-cell-address="Victim.O1:Victim.O1" chart:class="chart:line">
            <chart:data-point chart:repeated="34"/>
          </chart:series>
          <chart:series chart:style-name="ch20" chart:values-cell-range-address="Victim.P2:Victim.P35" chart:label-cell-address="Victim.P1:Victim.P1" chart:class="chart:line">
            <chart:data-point chart:repeated="34"/>
          </chart:series>
          <chart:series chart:style-name="ch9" chart:values-cell-range-address="Victim.Q2:Victim.Q35" chart:label-cell-address="Victim.Q1:Victim.Q1" chart:class="chart:line">
            <chart:data-point chart:repeated="3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40325-072553-1.txt</text:p>
                <draw:g>
                  <svg:desc>Victim.B1:Victim.B1</svg:desc>
                </draw:g>
              </table:table-cell>
              <table:table-cell office:value-type="string">
                <text:p>stat-140325-073043-2.txt</text:p>
                <draw:g>
                  <svg:desc>Victim.C1:Victim.C1</svg:desc>
                </draw:g>
              </table:table-cell>
              <table:table-cell office:value-type="string">
                <text:p>stat-140325-073643-3.txt</text:p>
                <draw:g>
                  <svg:desc>Victim.D1:Victim.D1</svg:desc>
                </draw:g>
              </table:table-cell>
              <table:table-cell office:value-type="string">
                <text:p>stat-140325-073933-4.txt</text:p>
                <draw:g>
                  <svg:desc>Victim.E1:Victim.E1</svg:desc>
                </draw:g>
              </table:table-cell>
              <table:table-cell office:value-type="string">
                <text:p>stat-140325-074602-5.txt</text:p>
                <draw:g>
                  <svg:desc>Victim.F1:Victim.F1</svg:desc>
                </draw:g>
              </table:table-cell>
              <table:table-cell office:value-type="string">
                <text:p>stat-140325-074909-6.txt</text:p>
                <draw:g>
                  <svg:desc>Victim.G1:Victim.G1</svg:desc>
                </draw:g>
              </table:table-cell>
              <table:table-cell office:value-type="string">
                <text:p>stat-140325-075536-7.txt</text:p>
                <draw:g>
                  <svg:desc>Victim.H1:Victim.H1</svg:desc>
                </draw:g>
              </table:table-cell>
              <table:table-cell office:value-type="string">
                <text:p>stat-140325-080500-8.txt</text:p>
                <draw:g>
                  <svg:desc>Victim.I1:Victim.I1</svg:desc>
                </draw:g>
              </table:table-cell>
              <table:table-cell office:value-type="string">
                <text:p>stat-140325-080750-9.txt</text:p>
                <draw:g>
                  <svg:desc>Victim.J1:Victim.J1</svg:desc>
                </draw:g>
              </table:table-cell>
              <table:table-cell office:value-type="string">
                <text:p>stat-140325-081057-10.txt</text:p>
                <draw:g>
                  <svg:desc>Victim.K1:Victim.K1</svg:desc>
                </draw:g>
              </table:table-cell>
              <table:table-cell office:value-type="string">
                <text:p>stat-140325-081422-11.txt</text:p>
                <draw:g>
                  <svg:desc>Victim.L1:Victim.L1</svg:desc>
                </draw:g>
              </table:table-cell>
              <table:table-cell office:value-type="string">
                <text:p>stat-140325-081744-12.txt</text:p>
                <draw:g>
                  <svg:desc>Victim.M1:Victim.M1</svg:desc>
                </draw:g>
              </table:table-cell>
              <table:table-cell office:value-type="string">
                <text:p>stat-140325-082111-13.txt</text:p>
                <draw:g>
                  <svg:desc>Victim.N1:Victim.N1</svg:desc>
                </draw:g>
              </table:table-cell>
              <table:table-cell office:value-type="string">
                <text:p>stat-140326-121557-14.txt</text:p>
                <draw:g>
                  <svg:desc>Victim.O1:Victim.O1</svg:desc>
                </draw:g>
              </table:table-cell>
              <table:table-cell office:value-type="string">
                <text:p>stat-140326-121911-15.txt</text:p>
                <draw:g>
                  <svg:desc>Victim.P1:Victim.P1</svg:desc>
                </draw:g>
              </table:table-cell>
              <table:table-cell office:value-type="string">
                <text:p>stat-140326-122246-16.txt</text:p>
                <draw:g>
                  <svg:desc>Victim.Q1:Victim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Victim.A2:Victim.A35</svg:desc>
                </draw:g>
              </table:table-cell>
              <table:table-cell office:value-type="float" office:value="2">
                <text:p>2</text:p>
                <draw:g>
                  <svg:desc>Victim.B2:Victim.B35</svg:desc>
                </draw:g>
              </table:table-cell>
              <table:table-cell office:value-type="float" office:value="3">
                <text:p>3</text:p>
                <draw:g>
                  <svg:desc>Victim.C2:Victim.C35</svg:desc>
                </draw:g>
              </table:table-cell>
              <table:table-cell office:value-type="float" office:value="1">
                <text:p>1</text:p>
                <draw:g>
                  <svg:desc>Victim.D2:Victim.D35</svg:desc>
                </draw:g>
              </table:table-cell>
              <table:table-cell office:value-type="float" office:value="2">
                <text:p>2</text:p>
                <draw:g>
                  <svg:desc>Victim.E2:Victim.E35</svg:desc>
                </draw:g>
              </table:table-cell>
              <table:table-cell office:value-type="float" office:value="1">
                <text:p>1</text:p>
                <draw:g>
                  <svg:desc>Victim.F2:Victim.F35</svg:desc>
                </draw:g>
              </table:table-cell>
              <table:table-cell office:value-type="float" office:value="4">
                <text:p>4</text:p>
                <draw:g>
                  <svg:desc>Victim.G2:Victim.G35</svg:desc>
                </draw:g>
              </table:table-cell>
              <table:table-cell office:value-type="float" office:value="3">
                <text:p>3</text:p>
                <draw:g>
                  <svg:desc>Victim.H2:Victim.H35</svg:desc>
                </draw:g>
              </table:table-cell>
              <table:table-cell office:value-type="float" office:value="3">
                <text:p>3</text:p>
                <draw:g>
                  <svg:desc>Victim.I2:Victim.I35</svg:desc>
                </draw:g>
              </table:table-cell>
              <table:table-cell office:value-type="float" office:value="4">
                <text:p>4</text:p>
                <draw:g>
                  <svg:desc>Victim.J2:Victim.J35</svg:desc>
                </draw:g>
              </table:table-cell>
              <table:table-cell office:value-type="float" office:value="2">
                <text:p>2</text:p>
                <draw:g>
                  <svg:desc>Victim.K2:Victim.K35</svg:desc>
                </draw:g>
              </table:table-cell>
              <table:table-cell office:value-type="float" office:value="1">
                <text:p>1</text:p>
                <draw:g>
                  <svg:desc>Victim.L2:Victim.L35</svg:desc>
                </draw:g>
              </table:table-cell>
              <table:table-cell office:value-type="float" office:value="2">
                <text:p>2</text:p>
                <draw:g>
                  <svg:desc>Victim.M2:Victim.M35</svg:desc>
                </draw:g>
              </table:table-cell>
              <table:table-cell office:value-type="float" office:value="4">
                <text:p>4</text:p>
                <draw:g>
                  <svg:desc>Victim.N2:Victim.N35</svg:desc>
                </draw:g>
              </table:table-cell>
              <table:table-cell office:value-type="float" office:value="2">
                <text:p>2</text:p>
                <draw:g>
                  <svg:desc>Victim.O2:Victim.O35</svg:desc>
                </draw:g>
              </table:table-cell>
              <table:table-cell office:value-type="float" office:value="3">
                <text:p>3</text:p>
                <draw:g>
                  <svg:desc>Victim.P2:Victim.P35</svg:desc>
                </draw:g>
              </table:table-cell>
              <table:table-cell office:value-type="float" office:value="4">
                <text:p>4</text:p>
                <draw:g>
                  <svg:desc>Victim.Q2:Victim.Q3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212">
                <text:p>212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224">
                <text:p>224</text:p>
              </table:table-cell>
              <table:table-cell office:value-type="float" office:value="184">
                <text:p>184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46">
                <text:p>246</text:p>
              </table:table-cell>
              <table:table-cell office:value-type="float" office:value="188">
                <text:p>188</text:p>
              </table:table-cell>
              <table:table-cell office:value-type="float" office:value="116">
                <text:p>116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06">
                <text:p>206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222">
                <text:p>222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04">
                <text:p>20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42">
                <text:p>242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214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4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0">
                <text:p>19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466cm" style:legend-expansion="high" chart:style-name="ch2"/>
        <chart:plot-area chart:style-name="ch3" table:cell-range-address="Attacker.A2:Attacker.Q98 Attacker.B1:Attacker.Q1" chart:data-source-has-labels="both" svg:x="0.77cm" svg:y="0.855cm" svg:width="9.251cm" svg:height="7.545cm">
          <chartooo:coordinate-region svg:x="1.577cm" svg:y="1.054cm" svg:width="8.304cm" svg:height="6.156cm"/>
          <chart:axis chart:dimension="x" chart:name="primary-x" chart:style-name="ch4" chartooo:axis-type="auto">
            <chartooo:date-scale/>
            <chart:categories table:cell-range-address="Attacker.A2:Attacker.A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ttacker.B2:Attacker.B98" chart:label-cell-address="Attacker.B1:Attacker.B1" chart:class="chart:line">
            <chart:data-point chart:repeated="97"/>
          </chart:series>
          <chart:series chart:style-name="ch7" chart:values-cell-range-address="Attacker.C2:Attacker.C98" chart:label-cell-address="Attacker.C1:Attacker.C1" chart:class="chart:line">
            <chart:data-point chart:repeated="97"/>
          </chart:series>
          <chart:series chart:style-name="ch8" chart:values-cell-range-address="Attacker.D2:Attacker.D98" chart:label-cell-address="Attacker.D1:Attacker.D1" chart:class="chart:line">
            <chart:data-point chart:repeated="97"/>
          </chart:series>
          <chart:series chart:style-name="ch9" chart:values-cell-range-address="Attacker.E2:Attacker.E98" chart:label-cell-address="Attacker.E1:Attacker.E1" chart:class="chart:line">
            <chart:data-point chart:repeated="97"/>
          </chart:series>
          <chart:series chart:style-name="ch10" chart:values-cell-range-address="Attacker.F2:Attacker.F98" chart:label-cell-address="Attacker.F1:Attacker.F1" chart:class="chart:line">
            <chart:data-point chart:repeated="97"/>
          </chart:series>
          <chart:series chart:style-name="ch11" chart:values-cell-range-address="Attacker.G2:Attacker.G98" chart:label-cell-address="Attacker.G1:Attacker.G1" chart:class="chart:line">
            <chart:data-point chart:repeated="97"/>
          </chart:series>
          <chart:series chart:style-name="ch12" chart:values-cell-range-address="Attacker.H2:Attacker.H98" chart:label-cell-address="Attacker.H1:Attacker.H1" chart:class="chart:line">
            <chart:data-point chart:repeated="97"/>
          </chart:series>
          <chart:series chart:style-name="ch13" chart:values-cell-range-address="Attacker.I2:Attacker.I98" chart:label-cell-address="Attacker.I1:Attacker.I1" chart:class="chart:line">
            <chart:data-point chart:repeated="97"/>
          </chart:series>
          <chart:series chart:style-name="ch14" chart:values-cell-range-address="Attacker.J2:Attacker.J98" chart:label-cell-address="Attacker.J1:Attacker.J1" chart:class="chart:line">
            <chart:data-point chart:repeated="97"/>
          </chart:series>
          <chart:series chart:style-name="ch15" chart:values-cell-range-address="Attacker.K2:Attacker.K98" chart:label-cell-address="Attacker.K1:Attacker.K1" chart:class="chart:line">
            <chart:data-point chart:repeated="97"/>
          </chart:series>
          <chart:series chart:style-name="ch16" chart:values-cell-range-address="Attacker.L2:Attacker.L98" chart:label-cell-address="Attacker.L1:Attacker.L1" chart:class="chart:line">
            <chart:data-point chart:repeated="97"/>
          </chart:series>
          <chart:series chart:style-name="ch17" chart:values-cell-range-address="Attacker.M2:Attacker.M98" chart:label-cell-address="Attacker.M1:Attacker.M1" chart:class="chart:line">
            <chart:data-point chart:repeated="97"/>
          </chart:series>
          <chart:series chart:style-name="ch18" chart:values-cell-range-address="Attacker.N2:Attacker.N98" chart:label-cell-address="Attacker.N1:Attacker.N1" chart:class="chart:line">
            <chart:data-point chart:repeated="97"/>
          </chart:series>
          <chart:series chart:style-name="ch19" chart:values-cell-range-address="Attacker.O2:Attacker.O98" chart:label-cell-address="Attacker.O1:Attacker.O1" chart:class="chart:line">
            <chart:data-point chart:repeated="97"/>
          </chart:series>
          <chart:series chart:style-name="ch20" chart:values-cell-range-address="Attacker.P2:Attacker.P98" chart:label-cell-address="Attacker.P1:Attacker.P1" chart:class="chart:line">
            <chart:data-point chart:repeated="97"/>
          </chart:series>
          <chart:series chart:style-name="ch9" chart:values-cell-range-address="Attacker.Q2:Attacker.Q98" chart:label-cell-address="Attacker.Q1:Attacker.Q1" chart:class="chart:line">
            <chart:data-point chart:repeated="9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40325-072553-1.txt</text:p>
                <draw:g>
                  <svg:desc>Attacker.B1:Attacker.B1</svg:desc>
                </draw:g>
              </table:table-cell>
              <table:table-cell office:value-type="string">
                <text:p>stat-140325-073043-2.txt</text:p>
                <draw:g>
                  <svg:desc>Attacker.C1:Attacker.C1</svg:desc>
                </draw:g>
              </table:table-cell>
              <table:table-cell office:value-type="string">
                <text:p>stat-140325-073643-3.txt</text:p>
                <draw:g>
                  <svg:desc>Attacker.D1:Attacker.D1</svg:desc>
                </draw:g>
              </table:table-cell>
              <table:table-cell office:value-type="string">
                <text:p>stat-140325-073933-4.txt</text:p>
                <draw:g>
                  <svg:desc>Attacker.E1:Attacker.E1</svg:desc>
                </draw:g>
              </table:table-cell>
              <table:table-cell office:value-type="string">
                <text:p>stat-140325-074602-5.txt</text:p>
                <draw:g>
                  <svg:desc>Attacker.F1:Attacker.F1</svg:desc>
                </draw:g>
              </table:table-cell>
              <table:table-cell office:value-type="string">
                <text:p>stat-140325-074909-6.txt</text:p>
                <draw:g>
                  <svg:desc>Attacker.G1:Attacker.G1</svg:desc>
                </draw:g>
              </table:table-cell>
              <table:table-cell office:value-type="string">
                <text:p>stat-140325-075536-7.txt</text:p>
                <draw:g>
                  <svg:desc>Attacker.H1:Attacker.H1</svg:desc>
                </draw:g>
              </table:table-cell>
              <table:table-cell office:value-type="string">
                <text:p>stat-140325-080500-8.txt</text:p>
                <draw:g>
                  <svg:desc>Attacker.I1:Attacker.I1</svg:desc>
                </draw:g>
              </table:table-cell>
              <table:table-cell office:value-type="string">
                <text:p>stat-140325-080750-9.txt</text:p>
                <draw:g>
                  <svg:desc>Attacker.J1:Attacker.J1</svg:desc>
                </draw:g>
              </table:table-cell>
              <table:table-cell office:value-type="string">
                <text:p>stat-140325-081057-10.txt</text:p>
                <draw:g>
                  <svg:desc>Attacker.K1:Attacker.K1</svg:desc>
                </draw:g>
              </table:table-cell>
              <table:table-cell office:value-type="string">
                <text:p>stat-140325-081422-11.txt</text:p>
                <draw:g>
                  <svg:desc>Attacker.L1:Attacker.L1</svg:desc>
                </draw:g>
              </table:table-cell>
              <table:table-cell office:value-type="string">
                <text:p>stat-140325-081744-12.txt</text:p>
                <draw:g>
                  <svg:desc>Attacker.M1:Attacker.M1</svg:desc>
                </draw:g>
              </table:table-cell>
              <table:table-cell office:value-type="string">
                <text:p>stat-140325-082111-13.txt</text:p>
                <draw:g>
                  <svg:desc>Attacker.N1:Attacker.N1</svg:desc>
                </draw:g>
              </table:table-cell>
              <table:table-cell office:value-type="string">
                <text:p>stat-140326-121557-14.txt</text:p>
                <draw:g>
                  <svg:desc>Attacker.O1:Attacker.O1</svg:desc>
                </draw:g>
              </table:table-cell>
              <table:table-cell office:value-type="string">
                <text:p>stat-140326-121911-15.txt</text:p>
                <draw:g>
                  <svg:desc>Attacker.P1:Attacker.P1</svg:desc>
                </draw:g>
              </table:table-cell>
              <table:table-cell office:value-type="string">
                <text:p>stat-140326-122246-16.txt</text:p>
                <draw:g>
                  <svg:desc>Attacker.Q1:Attacker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ttacker.A2:Attacker.A98</svg:desc>
                </draw:g>
              </table:table-cell>
              <table:table-cell office:value-type="float" office:value="1">
                <text:p>1</text:p>
                <draw:g>
                  <svg:desc>Attacker.B2:Attacker.B98</svg:desc>
                </draw:g>
              </table:table-cell>
              <table:table-cell office:value-type="float" office:value="2">
                <text:p>2</text:p>
                <draw:g>
                  <svg:desc>Attacker.C2:Attacker.C98</svg:desc>
                </draw:g>
              </table:table-cell>
              <table:table-cell office:value-type="float" office:value="1">
                <text:p>1</text:p>
                <draw:g>
                  <svg:desc>Attacker.D2:Attacker.D98</svg:desc>
                </draw:g>
              </table:table-cell>
              <table:table-cell office:value-type="float" office:value="1">
                <text:p>1</text:p>
                <draw:g>
                  <svg:desc>Attacker.E2:Attacker.E98</svg:desc>
                </draw:g>
              </table:table-cell>
              <table:table-cell office:value-type="float" office:value="1">
                <text:p>1</text:p>
                <draw:g>
                  <svg:desc>Attacker.F2:Attacker.F98</svg:desc>
                </draw:g>
              </table:table-cell>
              <table:table-cell office:value-type="float" office:value="1">
                <text:p>1</text:p>
                <draw:g>
                  <svg:desc>Attacker.G2:Attacker.G98</svg:desc>
                </draw:g>
              </table:table-cell>
              <table:table-cell office:value-type="float" office:value="1">
                <text:p>1</text:p>
                <draw:g>
                  <svg:desc>Attacker.H2:Attacker.H98</svg:desc>
                </draw:g>
              </table:table-cell>
              <table:table-cell office:value-type="float" office:value="1">
                <text:p>1</text:p>
                <draw:g>
                  <svg:desc>Attacker.I2:Attacker.I98</svg:desc>
                </draw:g>
              </table:table-cell>
              <table:table-cell office:value-type="float" office:value="1">
                <text:p>1</text:p>
                <draw:g>
                  <svg:desc>Attacker.J2:Attacker.J98</svg:desc>
                </draw:g>
              </table:table-cell>
              <table:table-cell office:value-type="float" office:value="1">
                <text:p>1</text:p>
                <draw:g>
                  <svg:desc>Attacker.K2:Attacker.K98</svg:desc>
                </draw:g>
              </table:table-cell>
              <table:table-cell office:value-type="float" office:value="1">
                <text:p>1</text:p>
                <draw:g>
                  <svg:desc>Attacker.L2:Attacker.L98</svg:desc>
                </draw:g>
              </table:table-cell>
              <table:table-cell office:value-type="float" office:value="1">
                <text:p>1</text:p>
                <draw:g>
                  <svg:desc>Attacker.M2:Attacker.M98</svg:desc>
                </draw:g>
              </table:table-cell>
              <table:table-cell office:value-type="float" office:value="1">
                <text:p>1</text:p>
                <draw:g>
                  <svg:desc>Attacker.N2:Attacker.N98</svg:desc>
                </draw:g>
              </table:table-cell>
              <table:table-cell office:value-type="float" office:value="1">
                <text:p>1</text:p>
                <draw:g>
                  <svg:desc>Attacker.O2:Attacker.O98</svg:desc>
                </draw:g>
              </table:table-cell>
              <table:table-cell office:value-type="float" office:value="5">
                <text:p>5</text:p>
                <draw:g>
                  <svg:desc>Attacker.P2:Attacker.P98</svg:desc>
                </draw:g>
              </table:table-cell>
              <table:table-cell office:value-type="float" office:value="3">
                <text:p>3</text:p>
                <draw:g>
                  <svg:desc>Attacker.Q2:Attacker.Q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216">
                <text:p>216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101">
                <text:p>10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  <table:table-cell office:value-type="float" office:value="181">
                <text:p>181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41">
                <text:p>241</text:p>
              </table:table-cell>
              <table:table-cell office:value-type="float" office:value="211">
                <text:p>211</text:p>
              </table:table-cell>
              <table:table-cell office:value-type="float" office:value="231">
                <text:p>231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  <table:table-cell office:value-type="float" office:value="181">
                <text:p>181</text:p>
              </table:table-cell>
              <table:table-cell office:value-type="float" office:value="89">
                <text:p>89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231">
                <text:p>231</text:p>
              </table:table-cell>
              <table:table-cell office:value-type="float" office:value="207">
                <text:p>207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7">
                <text:p>237</text:p>
              </table:table-cell>
              <table:table-cell office:value-type="float" office:value="193">
                <text:p>193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144">
                <text:p>144</text:p>
              </table:table-cell>
              <table:table-cell office:value-type="float" office:value="265">
                <text:p>265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206">
                <text:p>206</text:p>
              </table:table-cell>
              <table:table-cell office:value-type="float" office:value="103">
                <text:p>103</text:p>
              </table:table-cell>
              <table:table-cell office:value-type="float" office:value="183">
                <text:p>183</text:p>
              </table:table-cell>
              <table:table-cell office:value-type="float" office:value="211">
                <text:p>211</text:p>
              </table:table-cell>
              <table:table-cell office:value-type="float" office:value="238">
                <text:p>238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247">
                <text:p>247</text:p>
              </table:table-cell>
              <table:table-cell office:value-type="float" office:value="181">
                <text:p>18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203">
                <text:p>20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95">
                <text:p>195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244">
                <text:p>244</text:p>
              </table:table-cell>
              <table:table-cell office:value-type="float" office:value="155">
                <text:p>1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231">
                <text:p>231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245">
                <text:p>245</text:p>
              </table:table-cell>
              <table:table-cell office:value-type="float" office:value="171">
                <text:p>1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86">
                <text:p>186</text:p>
              </table:table-cell>
              <table:table-cell office:value-type="float" office:value="212">
                <text:p>212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  <table:table-cell office:value-type="float" office:value="220">
                <text:p>22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230">
                <text:p>230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209">
                <text:p>209</text:p>
              </table:table-cell>
              <table:table-cell office:value-type="float" office:value="222">
                <text:p>222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216">
                <text:p>216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  <table:table-cell office:value-type="float" office:value="175">
                <text:p>175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96">
                <text:p>196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70">
                <text:p>170</text:p>
              </table:table-cell>
              <table:table-cell office:value-type="float" office:value="154">
                <text:p>1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201">
                <text:p>201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  <table:table-cell office:value-type="float" office:value="141">
                <text:p>141</text:p>
              </table:table-cell>
              <table:table-cell office:value-type="float" office:value="136">
                <text:p>136</text:p>
              </table:table-cell>
              <table:table-cell office:value-type="float" office:value="174">
                <text:p>174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99">
                <text:p>19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  <table:table-cell office:value-type="float" office:value="143">
                <text:p>143</text:p>
              </table:table-cell>
              <table:table-cell office:value-type="float" office:value="194">
                <text:p>194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35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62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6">
                <text:p>156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67">
                <text:p>16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31">
                <text:p>131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1">
                <text:p>141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37">
                <text:p>137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62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5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34">
                <text:p>134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2">
                <text:p>142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8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6">
                <text:p>166</text:p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0">
                <text:p>13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64">
                <text:p>1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59">
                <text:p>15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44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8">
                <text:p>15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27">
                <text:p>127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8">
                <text:p>148</text:p>
              </table:table-cell>
              <table:table-cell office:value-type="float" office:value="131">
                <text:p>131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  <table:table-cell office:value-type="float" office:value="81">
                <text:p>81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